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Liberation Serif" fo:font-size="12pt" officeooo:rsid="001bdc95" officeooo:paragraph-rsid="001bdc95" style:font-size-asian="12pt" style:font-size-complex="12pt"/>
    </style:style>
    <style:style style:name="P2" style:family="paragraph" style:parent-style-name="Standard">
      <style:text-properties fo:color="#c9211e" style:font-name="Liberation Serif" fo:font-size="12pt" officeooo:rsid="001dc873" officeooo:paragraph-rsid="001dc873" style:font-size-asian="12pt" style:font-size-complex="12pt"/>
    </style:style>
    <style:style style:name="P3" style:family="paragraph" style:parent-style-name="Standard">
      <style:text-properties fo:color="#c9211e" style:font-name="Liberation Serif" fo:font-size="12pt" officeooo:rsid="001a9bbf" officeooo:paragraph-rsid="001a9bbf" style:font-size-asian="12pt" style:font-size-complex="12pt"/>
    </style:style>
    <style:style style:name="P4" style:family="paragraph" style:parent-style-name="Standard">
      <style:text-properties fo:color="#c9211e" style:font-name="Liberation Serif" fo:font-size="12pt" officeooo:rsid="00231452" officeooo:paragraph-rsid="00231452" style:font-size-asian="12pt" style:font-size-complex="12pt"/>
    </style:style>
    <style:style style:name="P5" style:family="paragraph" style:parent-style-name="Standard">
      <style:text-properties fo:color="#c9211e" style:font-name="Liberation Serif" fo:font-size="12pt" officeooo:rsid="002883eb" officeooo:paragraph-rsid="002883eb" style:font-size-asian="12pt" style:font-size-complex="12pt"/>
    </style:style>
    <style:style style:name="P6" style:family="paragraph" style:parent-style-name="Standard">
      <style:text-properties fo:color="#c9211e" style:font-name="Liberation Serif" fo:font-size="12pt" officeooo:rsid="0029b9aa" officeooo:paragraph-rsid="0029b9aa" style:font-size-asian="12pt" style:font-size-complex="12pt"/>
    </style:style>
    <style:style style:name="P7" style:family="paragraph" style:parent-style-name="Standard">
      <style:text-properties fo:color="#c9211e" style:font-name="Liberation Serif" fo:font-size="12pt" officeooo:rsid="002c8227" officeooo:paragraph-rsid="002c8227" style:font-size-asian="12pt" style:font-size-complex="12pt"/>
    </style:style>
    <style:style style:name="P8" style:family="paragraph" style:parent-style-name="Standard">
      <style:text-properties fo:color="#c9211e" style:font-name="Liberation Serif" fo:font-size="12pt" officeooo:rsid="002eca52" officeooo:paragraph-rsid="002eca52" style:font-size-asian="12pt" style:font-size-complex="12pt"/>
    </style:style>
    <style:style style:name="P9" style:family="paragraph" style:parent-style-name="Standard">
      <style:text-properties fo:color="#c9211e" style:font-name="Liberation Serif" fo:font-size="12pt" officeooo:rsid="0030b90d" officeooo:paragraph-rsid="0030b90d" style:font-size-asian="12pt" style:font-size-complex="12pt"/>
    </style:style>
    <style:style style:name="P10" style:family="paragraph" style:parent-style-name="Standard">
      <style:text-properties fo:color="#c9211e" style:font-name="Liberation Serif" fo:font-size="12pt" officeooo:rsid="0030b90d" officeooo:paragraph-rsid="002eca52" style:font-size-asian="12pt" style:font-size-complex="12pt"/>
    </style:style>
    <style:style style:name="P11" style:family="paragraph" style:parent-style-name="Standard">
      <style:text-properties fo:color="#c9211e" style:font-name="Liberation Serif" fo:font-size="12pt" officeooo:rsid="0035e568" officeooo:paragraph-rsid="0035e568" style:font-size-asian="12pt" style:font-size-complex="12pt"/>
    </style:style>
    <style:style style:name="P12" style:family="paragraph" style:parent-style-name="Standard">
      <style:text-properties fo:color="#c9211e" style:font-name="Liberation Serif" fo:font-size="12pt" officeooo:rsid="0036b1f5" officeooo:paragraph-rsid="0036b1f5" style:font-size-asian="12pt" style:font-size-complex="12pt"/>
    </style:style>
    <style:style style:name="P13" style:family="paragraph" style:parent-style-name="Standard">
      <style:text-properties fo:color="#c9211e" style:font-name="Liberation Serif" fo:font-size="12pt" officeooo:rsid="0037c546" officeooo:paragraph-rsid="0037c546" style:font-size-asian="12pt" style:font-size-complex="12pt"/>
    </style:style>
    <style:style style:name="P14" style:family="paragraph" style:parent-style-name="Standard">
      <style:text-properties fo:color="#c9211e" style:font-name="Liberation Serif" fo:font-size="12pt" officeooo:rsid="0039b65a" officeooo:paragraph-rsid="0039b65a" style:font-size-asian="12pt" style:font-size-complex="12pt"/>
    </style:style>
    <style:style style:name="P15" style:family="paragraph" style:parent-style-name="Standard">
      <style:text-properties fo:color="#c9211e" style:font-name="Liberation Serif" fo:font-size="12pt" officeooo:rsid="0049a641" officeooo:paragraph-rsid="0049a641" style:font-size-asian="12pt" style:font-size-complex="12pt"/>
    </style:style>
    <style:style style:name="P16" style:family="paragraph" style:parent-style-name="Standard">
      <style:text-properties fo:color="#c9211e" style:font-name="Liberation Serif" fo:font-size="12pt" officeooo:rsid="00419f03" officeooo:paragraph-rsid="00419f03" style:font-size-asian="12pt" style:font-size-complex="12pt"/>
    </style:style>
    <style:style style:name="P17" style:family="paragraph" style:parent-style-name="Standard">
      <style:text-properties fo:color="#c9211e" style:font-name="Liberation Serif" fo:font-size="12pt" officeooo:rsid="004b72a1" officeooo:paragraph-rsid="004b72a1" style:font-size-asian="12pt" style:font-size-complex="12pt"/>
    </style:style>
    <style:style style:name="P18" style:family="paragraph" style:parent-style-name="Standard">
      <style:text-properties fo:color="#c9211e" style:font-name="Liberation Serif" fo:font-size="12pt" officeooo:rsid="005060ff" officeooo:paragraph-rsid="005060ff" style:font-size-asian="12pt" style:font-size-complex="12pt"/>
    </style:style>
    <style:style style:name="P19" style:family="paragraph" style:parent-style-name="Standard">
      <style:text-properties fo:color="#c9211e" style:font-name="Liberation Serif" fo:font-size="12pt" officeooo:rsid="0053cba4" officeooo:paragraph-rsid="0053cba4" style:font-size-asian="12pt" style:font-size-complex="12pt"/>
    </style:style>
    <style:style style:name="P20" style:family="paragraph" style:parent-style-name="Standard">
      <style:text-properties fo:color="#c9211e" style:font-name="Liberation Serif" fo:font-size="12pt" officeooo:rsid="00552703" officeooo:paragraph-rsid="00552703" style:font-size-asian="12pt" style:font-size-complex="12pt"/>
    </style:style>
    <style:style style:name="P21" style:family="paragraph" style:parent-style-name="Standard">
      <style:text-properties fo:color="#c9211e" style:font-name="Liberation Serif" fo:font-size="12pt" officeooo:rsid="0052550d" officeooo:paragraph-rsid="0052550d" style:font-size-asian="12pt" style:font-size-complex="12pt"/>
    </style:style>
    <style:style style:name="P22" style:family="paragraph" style:parent-style-name="Standard">
      <style:text-properties fo:color="#c9211e" style:font-name="Liberation Serif" fo:font-size="12pt" officeooo:rsid="0062d214" officeooo:paragraph-rsid="0062d214" style:font-size-asian="12pt" style:font-size-complex="12pt"/>
    </style:style>
    <style:style style:name="P23" style:family="paragraph" style:parent-style-name="Standard">
      <style:text-properties fo:color="#c9211e" style:font-name="Liberation Serif" fo:font-size="12pt" officeooo:rsid="005f366d" officeooo:paragraph-rsid="005f366d" style:font-size-asian="12pt" style:font-size-complex="12pt"/>
    </style:style>
    <style:style style:name="P24" style:family="paragraph" style:parent-style-name="Standard">
      <style:text-properties fo:color="#c9211e" style:font-name="Liberation Serif" fo:font-size="12pt" officeooo:rsid="006a35c9" officeooo:paragraph-rsid="006a35c9" style:font-size-asian="12pt" style:font-size-complex="12pt"/>
    </style:style>
    <style:style style:name="P25" style:family="paragraph" style:parent-style-name="Standard">
      <style:text-properties fo:color="#c9211e" style:font-name="Liberation Serif" fo:font-size="12pt" officeooo:rsid="006e1981" officeooo:paragraph-rsid="006e1981" style:font-size-asian="12pt" style:font-size-complex="12pt"/>
    </style:style>
    <style:style style:name="P26" style:family="paragraph" style:parent-style-name="Standard">
      <style:text-properties fo:color="#c9211e" style:font-name="Liberation Serif" fo:font-size="12pt" style:text-underline-style="solid" style:text-underline-width="auto" style:text-underline-color="font-color" officeooo:rsid="002eca52" officeooo:paragraph-rsid="002eca52" style:font-size-asian="12pt" style:font-size-complex="12pt"/>
    </style:style>
    <style:style style:name="P27" style:family="paragraph" style:parent-style-name="Standard">
      <style:text-properties fo:color="#c9211e" style:font-name="Liberation Serif" fo:font-size="12pt" style:text-underline-style="none" officeooo:rsid="0065765e" officeooo:paragraph-rsid="0065765e" style:font-size-asian="12pt" style:font-size-complex="12pt"/>
    </style:style>
    <style:style style:name="P28" style:family="paragraph" style:parent-style-name="Standard">
      <style:text-properties fo:color="#c9211e" style:font-name="Liberation Serif" fo:font-size="12pt" style:text-underline-style="none" officeooo:rsid="006cc28b" officeooo:paragraph-rsid="006cc28b" style:font-size-asian="12pt" style:font-size-complex="12pt"/>
    </style:style>
    <style:style style:name="P29" style:family="paragraph" style:parent-style-name="Standard">
      <style:text-properties fo:color="#c9211e" style:font-name="Liberation Serif" fo:font-size="12pt" style:text-underline-style="none" officeooo:rsid="006e0bb0" officeooo:paragraph-rsid="006e0bb0" style:font-size-asian="12pt" style:font-size-complex="12pt"/>
    </style:style>
    <style:style style:name="P30" style:family="paragraph" style:parent-style-name="Standard">
      <style:text-properties fo:color="#c9211e" style:font-name="Liberation Serif" fo:font-size="12pt" style:text-underline-style="none" officeooo:rsid="00765f07" officeooo:paragraph-rsid="00765f0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05102b" officeooo:paragraph-rsid="0005102b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9b65a" officeooo:paragraph-rsid="0039b65a" style:font-size-asian="12pt" style:font-size-complex="12pt"/>
    </style:style>
    <style:style style:name="P33" style:family="paragraph" style:parent-style-name="Standard">
      <style:text-properties officeooo:paragraph-rsid="005e243c"/>
    </style:style>
    <style:style style:name="P34" style:family="paragraph" style:parent-style-name="Standard">
      <style:paragraph-properties style:line-height-at-least="0.503cm"/>
      <style:text-properties style:use-window-font-color="true" style:font-name="Liberation Serif" fo:font-size="12pt" fo:background-color="transparent" style:font-size-asian="12pt" style:font-size-complex="12pt"/>
    </style:style>
    <style:style style:name="P35" style:family="paragraph" style:parent-style-name="Standard">
      <style:paragraph-properties style:line-height-at-least="0.503cm"/>
      <style:text-properties style:use-window-font-color="true" style:font-name="Liberation Serif" fo:font-size="12pt" fo:font-weight="normal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Liberation Serif" fo:font-size="12pt" officeooo:rsid="001a9bbf" officeooo:paragraph-rsid="001a9bbf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Liberation Serif" fo:font-size="12pt" officeooo:paragraph-rsid="004fd10a" style:font-size-asian="12pt" style:font-size-complex="12pt"/>
    </style:style>
    <style:style style:name="P38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style:font-name="Liberation Serif" fo:font-size="12pt" officeooo:paragraph-rsid="00299fa7" style:font-size-asian="12pt" style:font-size-complex="12pt"/>
    </style:style>
    <style:style style:name="P39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fo:color="#c9211e" style:font-name="Liberation Serif" fo:font-size="12pt" officeooo:rsid="002883eb" officeooo:paragraph-rsid="00299fa7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1.401cm" fo:margin-right="0cm" fo:text-indent="0cm" style:auto-text-indent="false" style:page-number="auto" fo:background-color="transparent"/>
      <style:text-properties style:font-name="Liberation Serif" fo:font-size="12pt" officeooo:paragraph-rsid="00299fa7" style:font-size-asian="12pt" style:font-size-complex="12pt"/>
    </style:style>
    <style:style style:name="P41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Liberation Serif" fo:font-size="12pt" fo:background-color="transparent" style:font-size-asian="12pt" style:font-size-complex="12pt"/>
    </style:style>
    <style:style style:name="P42" style:family="paragraph" style:parent-style-name="Standard" style:list-style-name="L1">
      <style:text-properties style:use-window-font-color="true" style:font-name="Liberation Serif" fo:font-size="12pt" officeooo:rsid="0005102b" officeooo:paragraph-rsid="0005102b" style:font-size-asian="12pt" style:font-size-complex="12pt"/>
    </style:style>
    <style:style style:name="P43" style:family="paragraph" style:parent-style-name="Standard" style:list-style-name="L1">
      <style:text-properties style:use-window-font-color="true" style:font-name="Liberation Serif" fo:font-size="12pt" officeooo:paragraph-rsid="0005102b" style:font-size-asian="12pt" style:font-size-complex="12pt"/>
    </style:style>
    <style:style style:name="P44" style:family="paragraph" style:parent-style-name="Standard" style:list-style-name="L1">
      <style:text-properties style:use-window-font-color="true" style:font-name="Liberation Serif" fo:font-size="12pt" officeooo:rsid="0009b2e9" officeooo:paragraph-rsid="0009b2e9" style:font-size-asian="12pt" style:font-size-complex="12pt"/>
    </style:style>
    <style:style style:name="P45" style:family="paragraph" style:parent-style-name="Standard" style:list-style-name="L1">
      <style:text-properties style:use-window-font-color="true" style:font-name="Liberation Serif" fo:font-size="12pt" officeooo:rsid="0011269b" officeooo:paragraph-rsid="0011269b" style:font-size-asian="12pt" style:font-size-complex="12pt"/>
    </style:style>
    <style:style style:name="P46" style:family="paragraph" style:parent-style-name="Standard" style:list-style-name="L1">
      <style:text-properties style:use-window-font-color="true" style:font-name="Liberation Serif" fo:font-size="12pt" officeooo:rsid="000da93b" officeooo:paragraph-rsid="000da93b" style:font-size-asian="12pt" style:font-size-complex="12pt"/>
    </style:style>
    <style:style style:name="P47" style:family="paragraph" style:parent-style-name="Standard" style:list-style-name="L2">
      <style:text-properties style:use-window-font-color="true" style:font-name="Liberation Serif" fo:font-size="12pt" officeooo:rsid="001a9bbf" officeooo:paragraph-rsid="001a9bbf" style:font-size-asian="12pt" style:font-size-complex="12pt"/>
    </style:style>
    <style:style style:name="P48" style:family="paragraph" style:parent-style-name="Standard" style:list-style-name="L7">
      <style:text-properties style:use-window-font-color="true" style:font-name="Liberation Serif" fo:font-size="12pt" officeooo:rsid="002c8227" officeooo:paragraph-rsid="002c8227" style:font-size-asian="12pt" style:font-size-complex="12pt"/>
    </style:style>
    <style:style style:name="P49" style:family="paragraph" style:parent-style-name="Standard" style:list-style-name="L8">
      <style:text-properties style:use-window-font-color="true" style:font-name="Liberation Serif" fo:font-size="12pt" officeooo:rsid="0030b90d" officeooo:paragraph-rsid="0030b90d" style:font-size-asian="12pt" style:font-size-complex="12pt"/>
    </style:style>
    <style:style style:name="P50" style:family="paragraph" style:parent-style-name="Standard" style:list-style-name="L12">
      <style:text-properties style:use-window-font-color="true" style:font-name="Liberation Serif" fo:font-size="12pt" officeooo:paragraph-rsid="00419f03" style:font-size-asian="12pt" style:font-size-complex="12pt"/>
    </style:style>
    <style:style style:name="P51" style:family="paragraph" style:parent-style-name="Standard" style:list-style-name="L13">
      <style:text-properties style:use-window-font-color="true" style:font-name="Liberation Serif" fo:font-size="12pt" officeooo:rsid="00542788" officeooo:paragraph-rsid="00542788" style:font-size-asian="12pt" style:font-size-complex="12pt"/>
    </style:style>
    <style:style style:name="P52" style:family="paragraph" style:parent-style-name="Standard" style:list-style-name="L13">
      <style:text-properties style:use-window-font-color="true" style:font-name="Liberation Serif" fo:font-size="12pt" officeooo:rsid="00552703" officeooo:paragraph-rsid="00552703" style:font-size-asian="12pt" style:font-size-complex="12pt"/>
    </style:style>
    <style:style style:name="P53" style:family="paragraph" style:parent-style-name="Standard" style:list-style-name="L13">
      <style:text-properties style:use-window-font-color="true" style:font-name="Liberation Serif" fo:font-size="12pt" officeooo:rsid="00552703" officeooo:paragraph-rsid="0057199f" style:font-size-asian="12pt" style:font-size-complex="12pt"/>
    </style:style>
    <style:style style:name="P54" style:family="paragraph" style:parent-style-name="Standard" style:list-style-name="L13">
      <style:text-properties style:use-window-font-color="true" style:font-name="Liberation Serif" fo:font-size="12pt" officeooo:rsid="00552703" officeooo:paragraph-rsid="005800e9" style:font-size-asian="12pt" style:font-size-complex="12pt"/>
    </style:style>
    <style:style style:name="P55" style:family="paragraph" style:parent-style-name="Standard" style:list-style-name="L13">
      <style:text-properties style:use-window-font-color="true" style:font-name="Liberation Serif" fo:font-size="12pt" officeooo:paragraph-rsid="00552703" style:font-size-asian="12pt" style:font-size-complex="12pt"/>
    </style:style>
    <style:style style:name="P56" style:family="paragraph" style:parent-style-name="Standard" style:list-style-name="L13">
      <style:text-properties style:use-window-font-color="true" style:font-name="Liberation Serif" fo:font-size="12pt" officeooo:rsid="0057199f" officeooo:paragraph-rsid="0057199f" style:font-size-asian="12pt" style:font-size-complex="12pt"/>
    </style:style>
    <style:style style:name="P57" style:family="paragraph" style:parent-style-name="Standard" style:list-style-name="L18">
      <style:text-properties style:use-window-font-color="true" style:font-name="Liberation Serif" fo:font-size="12pt" officeooo:rsid="004fd10a" officeooo:paragraph-rsid="004fd10a" style:font-size-asian="12pt" style:font-size-complex="12pt"/>
    </style:style>
    <style:style style:name="P58" style:family="paragraph" style:parent-style-name="Standard" style:list-style-name="L18">
      <style:text-properties style:use-window-font-color="true" style:font-name="Liberation Serif" fo:font-size="12pt" officeooo:rsid="0052550d" officeooo:paragraph-rsid="0052550d" style:font-size-asian="12pt" style:font-size-complex="12pt"/>
    </style:style>
    <style:style style:name="P59" style:family="paragraph" style:parent-style-name="Standard" style:list-style-name="L19">
      <style:text-properties style:use-window-font-color="true" style:font-name="Liberation Serif" fo:font-size="12pt" officeooo:rsid="005e243c" officeooo:paragraph-rsid="005e243c" style:font-size-asian="12pt" style:font-size-complex="12pt"/>
    </style:style>
    <style:style style:name="P60" style:family="paragraph" style:parent-style-name="Standard" style:list-style-name="L1">
      <style:text-properties style:use-window-font-color="true" style:font-name="Liberation Serif" fo:font-size="12pt" officeooo:rsid="002772a7" officeooo:paragraph-rsid="002772a7" fo:background-color="transparent" style:font-size-asian="12pt" style:font-size-complex="12pt"/>
    </style:style>
    <style:style style:name="P61" style:family="paragraph" style:parent-style-name="Standard" style:list-style-name="L1">
      <style:text-properties style:use-window-font-color="true" style:font-name="Liberation Serif" fo:font-size="12pt" officeooo:rsid="0005102b" officeooo:paragraph-rsid="0005102b" fo:background-color="transparent" style:font-size-asian="12pt" style:font-size-complex="12pt"/>
    </style:style>
    <style:style style:name="P62" style:family="paragraph" style:parent-style-name="Standard" style:list-style-name="L1">
      <style:text-properties style:use-window-font-color="true" style:font-name="Liberation Serif" fo:font-size="12pt" officeooo:rsid="0020d87d" officeooo:paragraph-rsid="0020d87d" fo:background-color="transparent" style:font-size-asian="12pt" style:font-size-complex="12pt"/>
    </style:style>
    <style:style style:name="P63" style:family="paragraph" style:parent-style-name="Standard" style:list-style-name="L13">
      <style:text-properties style:use-window-font-color="true" style:font-name="Liberation Serif" fo:font-size="12pt" officeooo:paragraph-rsid="005a167c" fo:background-color="transparent" style:font-size-asian="12pt" style:font-size-complex="12pt"/>
    </style:style>
    <style:style style:name="P64" style:family="paragraph" style:parent-style-name="Standard" style:list-style-name="L13">
      <style:text-properties style:use-window-font-color="true" style:font-name="Liberation Serif" fo:font-size="12pt" officeooo:rsid="00591394" officeooo:paragraph-rsid="00591394" fo:background-color="transparent" style:font-size-asian="12pt" style:font-size-complex="12pt"/>
    </style:style>
    <style:style style:name="P65" style:family="paragraph" style:parent-style-name="Standard" style:list-style-name="L21">
      <style:text-properties style:use-window-font-color="true" style:font-name="Liberation Serif" fo:font-size="12pt" officeooo:paragraph-rsid="006e1981" fo:background-color="transparent" style:font-size-asian="12pt" style:font-size-complex="12pt"/>
    </style:style>
    <style:style style:name="P66" style:family="paragraph" style:parent-style-name="Standard" style:list-style-name="L1">
      <style:text-properties style:use-window-font-color="true" style:font-name="Liberation Serif" fo:font-size="12pt" fo:font-weight="normal" officeooo:rsid="0020d87d" officeooo:paragraph-rsid="0020d87d" fo:background-color="transparent" style:font-size-asian="12pt" style:font-size-complex="12pt"/>
    </style:style>
    <style:style style:name="P67" style:family="paragraph" style:parent-style-name="Standard" style:list-style-name="L13">
      <style:text-properties style:use-window-font-color="true" style:font-name="Liberation Serif" fo:font-size="12pt" fo:font-weight="normal" officeooo:rsid="00581e84" officeooo:paragraph-rsid="00581e84" fo:background-color="transparent" style:font-size-asian="12pt" style:font-size-complex="12pt"/>
    </style:style>
    <style:style style:name="P68" style:family="paragraph" style:parent-style-name="Standard" style:list-style-name="L13">
      <style:text-properties style:use-window-font-color="true" style:font-name="Liberation Serif" fo:font-size="12pt" fo:font-weight="normal" officeooo:rsid="00591394" officeooo:paragraph-rsid="00591394" fo:background-color="transparent" style:font-size-asian="12pt" style:font-size-complex="12pt"/>
    </style:style>
    <style:style style:name="P69" style:family="paragraph" style:parent-style-name="Standard" style:list-style-name="L13">
      <style:text-properties style:use-window-font-color="true" style:font-name="Liberation Serif" fo:font-size="12pt" fo:font-weight="normal" officeooo:rsid="005ac108" officeooo:paragraph-rsid="005ac108" fo:background-color="transparent" style:font-size-asian="12pt" style:font-size-complex="12pt"/>
    </style:style>
    <style:style style:name="P70" style:family="paragraph" style:parent-style-name="Standard" style:list-style-name="L8">
      <style:text-properties style:use-window-font-color="true" style:font-name="Liberation Serif" fo:font-size="12pt" fo:font-weight="normal" officeooo:rsid="0030b90d" officeooo:paragraph-rsid="002eca52" style:font-size-asian="12pt" style:font-weight-asian="normal" style:font-size-complex="12pt" style:font-weight-complex="normal"/>
    </style:style>
    <style:style style:name="P71" style:family="paragraph" style:parent-style-name="Standard" style:list-style-name="L13">
      <style:text-properties style:use-window-font-color="true" style:font-name="Liberation Serif" fo:font-size="12pt" style:text-underline-style="none" officeooo:rsid="005d3067" officeooo:paragraph-rsid="005d3067" fo:background-color="transparent" style:font-size-asian="12pt" style:font-size-complex="12pt"/>
    </style:style>
    <style:style style:name="P72" style:family="paragraph" style:parent-style-name="Standard" style:list-style-name="L1">
      <style:text-properties fo:color="#c9211e" style:font-name="Liberation Serif" fo:font-size="12pt" officeooo:rsid="0009b2e9" officeooo:paragraph-rsid="0009b2e9" style:font-size-asian="12pt" style:font-size-complex="12pt"/>
    </style:style>
    <style:style style:name="P73" style:family="paragraph" style:parent-style-name="Standard" style:list-style-name="L1">
      <style:text-properties fo:color="#c9211e" style:font-name="Liberation Serif" fo:font-size="12pt" officeooo:rsid="0005102b" officeooo:paragraph-rsid="0005102b" style:font-size-asian="12pt" style:font-size-complex="12pt"/>
    </style:style>
    <style:style style:name="P74" style:family="paragraph" style:parent-style-name="Standard" style:list-style-name="L1">
      <style:text-properties fo:color="#c9211e" style:font-name="Liberation Serif" fo:font-size="12pt" officeooo:rsid="0011269b" officeooo:paragraph-rsid="0011269b" style:font-size-asian="12pt" style:font-size-complex="12pt"/>
    </style:style>
    <style:style style:name="P75" style:family="paragraph" style:parent-style-name="Standard" style:list-style-name="L1">
      <style:text-properties fo:color="#c9211e" style:font-name="Liberation Serif" fo:font-size="12pt" officeooo:rsid="000a5473" officeooo:paragraph-rsid="000a5473" style:font-size-asian="12pt" style:font-size-complex="12pt"/>
    </style:style>
    <style:style style:name="P76" style:family="paragraph" style:parent-style-name="Standard" style:list-style-name="L1">
      <style:text-properties fo:color="#c9211e" style:font-name="Liberation Serif" fo:font-size="12pt" officeooo:rsid="000a5473" officeooo:paragraph-rsid="000be656" style:font-size-asian="12pt" style:font-size-complex="12pt"/>
    </style:style>
    <style:style style:name="P77" style:family="paragraph" style:parent-style-name="Standard" style:list-style-name="L1">
      <style:text-properties fo:color="#c9211e" style:font-name="Liberation Serif" fo:font-size="12pt" officeooo:rsid="000be656" officeooo:paragraph-rsid="000be656" style:font-size-asian="12pt" style:font-size-complex="12pt"/>
    </style:style>
    <style:style style:name="P78" style:family="paragraph" style:parent-style-name="Standard" style:list-style-name="L1">
      <style:text-properties fo:color="#c9211e" style:font-name="Liberation Serif" fo:font-size="12pt" officeooo:rsid="000da93b" officeooo:paragraph-rsid="000da93b" style:font-size-asian="12pt" style:font-size-complex="12pt"/>
    </style:style>
    <style:style style:name="P79" style:family="paragraph" style:parent-style-name="Standard" style:list-style-name="L1">
      <style:text-properties fo:color="#c9211e" style:font-name="Liberation Serif" fo:font-size="12pt" officeooo:rsid="000f5f51" officeooo:paragraph-rsid="000f5f51" style:font-size-asian="12pt" style:font-size-complex="12pt"/>
    </style:style>
    <style:style style:name="P80" style:family="paragraph" style:parent-style-name="Standard" style:list-style-name="L1">
      <style:text-properties fo:color="#c9211e" style:font-name="Liberation Serif" fo:font-size="12pt" officeooo:rsid="00139654" officeooo:paragraph-rsid="00139654" style:font-size-asian="12pt" style:font-size-complex="12pt"/>
    </style:style>
    <style:style style:name="P81" style:family="paragraph" style:parent-style-name="Standard" style:list-style-name="L1">
      <style:text-properties fo:color="#c9211e" style:font-name="Liberation Serif" fo:font-size="12pt" officeooo:rsid="00147b23" officeooo:paragraph-rsid="00147b23" style:font-size-asian="12pt" style:font-size-complex="12pt"/>
    </style:style>
    <style:style style:name="P82" style:family="paragraph" style:parent-style-name="Standard" style:list-style-name="L1">
      <style:text-properties fo:color="#c9211e" style:font-name="Liberation Serif" fo:font-size="12pt" officeooo:rsid="001638d8" officeooo:paragraph-rsid="001638d8" style:font-size-asian="12pt" style:font-size-complex="12pt"/>
    </style:style>
    <style:style style:name="P83" style:family="paragraph" style:parent-style-name="Standard" style:list-style-name="L1">
      <style:text-properties fo:color="#c9211e" style:font-name="Liberation Serif" fo:font-size="12pt" officeooo:rsid="000bb123" officeooo:paragraph-rsid="000bb123" style:font-size-asian="12pt" style:font-size-complex="12pt"/>
    </style:style>
    <style:style style:name="P84" style:family="paragraph" style:parent-style-name="Standard" style:list-style-name="L2">
      <style:text-properties fo:color="#c9211e" style:font-name="Liberation Serif" fo:font-size="12pt" officeooo:rsid="001bdc95" officeooo:paragraph-rsid="001bdc95" style:font-size-asian="12pt" style:font-size-complex="12pt"/>
    </style:style>
    <style:style style:name="P85" style:family="paragraph" style:parent-style-name="Standard" style:list-style-name="L4">
      <style:text-properties fo:color="#c9211e" style:font-name="Liberation Serif" fo:font-size="12pt" officeooo:rsid="00231452" officeooo:paragraph-rsid="00231452" style:font-size-asian="12pt" style:font-size-complex="12pt"/>
    </style:style>
    <style:style style:name="P86" style:family="paragraph" style:parent-style-name="Standard" style:list-style-name="L5">
      <style:text-properties fo:color="#c9211e" style:font-name="Liberation Serif" fo:font-size="12pt" officeooo:rsid="00299fa7" officeooo:paragraph-rsid="00299fa7" style:font-size-asian="12pt" style:font-size-complex="12pt"/>
    </style:style>
    <style:style style:name="P87" style:family="paragraph" style:parent-style-name="Standard" style:list-style-name="L5">
      <style:text-properties fo:color="#c9211e" style:font-name="Liberation Serif" fo:font-size="12pt" officeooo:rsid="0029b9aa" officeooo:paragraph-rsid="0029b9aa" style:font-size-asian="12pt" style:font-size-complex="12pt"/>
    </style:style>
    <style:style style:name="P88" style:family="paragraph" style:parent-style-name="Standard" style:list-style-name="L6">
      <style:text-properties fo:color="#c9211e" style:font-name="Liberation Serif" fo:font-size="12pt" officeooo:rsid="0029b9aa" officeooo:paragraph-rsid="0029b9aa" style:font-size-asian="12pt" style:font-size-complex="12pt"/>
    </style:style>
    <style:style style:name="P89" style:family="paragraph" style:parent-style-name="Standard" style:list-style-name="L6">
      <style:text-properties fo:color="#c9211e" style:font-name="Liberation Serif" fo:font-size="12pt" officeooo:rsid="002d5587" officeooo:paragraph-rsid="002d5587" style:font-size-asian="12pt" style:font-size-complex="12pt"/>
    </style:style>
    <style:style style:name="P90" style:family="paragraph" style:parent-style-name="Standard" style:list-style-name="L7">
      <style:text-properties fo:color="#c9211e" style:font-name="Liberation Serif" fo:font-size="12pt" officeooo:rsid="0034d6bf" officeooo:paragraph-rsid="0034d6bf" style:font-size-asian="12pt" style:font-size-complex="12pt"/>
    </style:style>
    <style:style style:name="P91" style:family="paragraph" style:parent-style-name="Standard" style:list-style-name="L8">
      <style:text-properties fo:color="#c9211e" style:font-name="Liberation Serif" fo:font-size="12pt" officeooo:rsid="0030b90d" officeooo:paragraph-rsid="0030b90d" style:font-size-asian="12pt" style:font-size-complex="12pt"/>
    </style:style>
    <style:style style:name="P92" style:family="paragraph" style:parent-style-name="Standard" style:list-style-name="L9">
      <style:text-properties fo:color="#c9211e" style:font-name="Liberation Serif" fo:font-size="12pt" officeooo:rsid="0036b1f5" officeooo:paragraph-rsid="0036b1f5" style:font-size-asian="12pt" style:font-size-complex="12pt"/>
    </style:style>
    <style:style style:name="P93" style:family="paragraph" style:parent-style-name="Standard" style:list-style-name="L9">
      <style:text-properties fo:color="#c9211e" style:font-name="Liberation Serif" fo:font-size="12pt" officeooo:rsid="003a4d86" officeooo:paragraph-rsid="003a4d86" style:font-size-asian="12pt" style:font-size-complex="12pt"/>
    </style:style>
    <style:style style:name="P94" style:family="paragraph" style:parent-style-name="Standard" style:list-style-name="L10">
      <style:text-properties fo:color="#c9211e" style:font-name="Liberation Serif" fo:font-size="12pt" officeooo:rsid="0035e568" officeooo:paragraph-rsid="0035e568" style:font-size-asian="12pt" style:font-size-complex="12pt"/>
    </style:style>
    <style:style style:name="P95" style:family="paragraph" style:parent-style-name="Standard" style:list-style-name="L10">
      <style:text-properties fo:color="#c9211e" style:font-name="Liberation Serif" fo:font-size="12pt" officeooo:rsid="00452657" officeooo:paragraph-rsid="00452657" style:font-size-asian="12pt" style:font-size-complex="12pt"/>
    </style:style>
    <style:style style:name="P96" style:family="paragraph" style:parent-style-name="Standard" style:list-style-name="L10">
      <style:text-properties fo:color="#c9211e" style:font-name="Liberation Serif" fo:font-size="12pt" officeooo:rsid="0047630d" officeooo:paragraph-rsid="0047630d" style:font-size-asian="12pt" style:font-size-complex="12pt"/>
    </style:style>
    <style:style style:name="P97" style:family="paragraph" style:parent-style-name="Standard" style:list-style-name="L10">
      <style:text-properties fo:color="#c9211e" style:font-name="Liberation Serif" fo:font-size="12pt" officeooo:rsid="004980af" officeooo:paragraph-rsid="004980af" style:font-size-asian="12pt" style:font-size-complex="12pt"/>
    </style:style>
    <style:style style:name="P98" style:family="paragraph" style:parent-style-name="Standard" style:list-style-name="L10">
      <style:text-properties fo:color="#c9211e" style:font-name="Liberation Serif" fo:font-size="12pt" officeooo:rsid="0037c546" officeooo:paragraph-rsid="0037c546" style:font-size-asian="12pt" style:font-size-complex="12pt"/>
    </style:style>
    <style:style style:name="P99" style:family="paragraph" style:parent-style-name="Standard" style:list-style-name="L11">
      <style:text-properties fo:color="#c9211e" style:font-name="Liberation Serif" fo:font-size="12pt" officeooo:rsid="0039b65a" officeooo:paragraph-rsid="0039b65a" style:font-size-asian="12pt" style:font-size-complex="12pt"/>
    </style:style>
    <style:style style:name="P100" style:family="paragraph" style:parent-style-name="Standard" style:list-style-name="L11">
      <style:text-properties fo:color="#c9211e" style:font-name="Liberation Serif" fo:font-size="12pt" officeooo:rsid="0041f5d8" officeooo:paragraph-rsid="0041f5d8" style:font-size-asian="12pt" style:font-size-complex="12pt"/>
    </style:style>
    <style:style style:name="P101" style:family="paragraph" style:parent-style-name="Standard" style:list-style-name="L12">
      <style:text-properties fo:color="#c9211e" style:font-name="Liberation Serif" fo:font-size="12pt" officeooo:rsid="004aace8" officeooo:paragraph-rsid="004aace8" style:font-size-asian="12pt" style:font-size-complex="12pt"/>
    </style:style>
    <style:style style:name="P102" style:family="paragraph" style:parent-style-name="Standard" style:list-style-name="L12">
      <style:text-properties fo:color="#c9211e" style:font-name="Liberation Serif" fo:font-size="12pt" officeooo:rsid="004b5633" officeooo:paragraph-rsid="004b5633" style:font-size-asian="12pt" style:font-size-complex="12pt"/>
    </style:style>
    <style:style style:name="P103" style:family="paragraph" style:parent-style-name="Standard" style:list-style-name="L12">
      <style:text-properties fo:color="#c9211e" style:font-name="Liberation Serif" fo:font-size="12pt" officeooo:rsid="004d50ee" officeooo:paragraph-rsid="004d50ee" style:font-size-asian="12pt" style:font-size-complex="12pt"/>
    </style:style>
    <style:style style:name="P104" style:family="paragraph" style:parent-style-name="Standard" style:list-style-name="L12">
      <style:text-properties fo:color="#c9211e" style:font-name="Liberation Serif" fo:font-size="12pt" officeooo:rsid="004b72a1" officeooo:paragraph-rsid="004b72a1" style:font-size-asian="12pt" style:font-size-complex="12pt"/>
    </style:style>
    <style:style style:name="P105" style:family="paragraph" style:parent-style-name="Standard" style:list-style-name="L13">
      <style:text-properties fo:color="#c9211e" style:font-name="Liberation Serif" fo:font-size="12pt" officeooo:rsid="0053cba4" officeooo:paragraph-rsid="0053cba4" style:font-size-asian="12pt" style:font-size-complex="12pt"/>
    </style:style>
    <style:style style:name="P106" style:family="paragraph" style:parent-style-name="Standard" style:list-style-name="L13">
      <style:text-properties fo:color="#c9211e" style:font-name="Liberation Serif" fo:font-size="12pt" officeooo:rsid="00546408" officeooo:paragraph-rsid="00546408" style:font-size-asian="12pt" style:font-size-complex="12pt"/>
    </style:style>
    <style:style style:name="P107" style:family="paragraph" style:parent-style-name="Standard" style:list-style-name="L14">
      <style:text-properties fo:color="#c9211e" style:font-name="Liberation Serif" fo:font-size="12pt" officeooo:rsid="00645f0f" officeooo:paragraph-rsid="00645f0f" style:font-size-asian="12pt" style:font-size-complex="12pt"/>
    </style:style>
    <style:style style:name="P108" style:family="paragraph" style:parent-style-name="Standard" style:list-style-name="L18">
      <style:text-properties fo:color="#c9211e" style:font-name="Liberation Serif" fo:font-size="12pt" officeooo:rsid="004fd10a" officeooo:paragraph-rsid="004fd10a" style:font-size-asian="12pt" style:font-size-complex="12pt"/>
    </style:style>
    <style:style style:name="P109" style:family="paragraph" style:parent-style-name="Standard" style:list-style-name="L19">
      <style:text-properties fo:color="#c9211e" style:font-name="Liberation Serif" fo:font-size="12pt" officeooo:rsid="005e243c" officeooo:paragraph-rsid="005e243c" style:font-size-asian="12pt" style:font-size-complex="12pt"/>
    </style:style>
    <style:style style:name="P110" style:family="paragraph" style:parent-style-name="Standard" style:list-style-name="L19">
      <style:text-properties fo:color="#c9211e" style:font-name="Liberation Serif" fo:font-size="12pt" officeooo:rsid="005f366d" officeooo:paragraph-rsid="005f366d" style:font-size-asian="12pt" style:font-size-complex="12pt"/>
    </style:style>
    <style:style style:name="P111" style:family="paragraph" style:parent-style-name="Standard" style:list-style-name="L19">
      <style:text-properties fo:color="#c9211e" style:font-name="Liberation Serif" fo:font-size="12pt" officeooo:rsid="006b7a62" officeooo:paragraph-rsid="006b7a62" style:font-size-asian="12pt" style:font-size-complex="12pt"/>
    </style:style>
    <style:style style:name="P112" style:family="paragraph" style:parent-style-name="Standard" style:list-style-name="L20">
      <style:text-properties fo:color="#c9211e" style:font-name="Liberation Serif" fo:font-size="12pt" officeooo:rsid="006a35c9" officeooo:paragraph-rsid="006a35c9" style:font-size-asian="12pt" style:font-size-complex="12pt"/>
    </style:style>
    <style:style style:name="P113" style:family="paragraph" style:parent-style-name="Standard" style:list-style-name="L21">
      <style:text-properties fo:color="#c9211e" style:font-name="Liberation Serif" fo:font-size="12pt" officeooo:rsid="006e1981" officeooo:paragraph-rsid="006e1981" style:font-size-asian="12pt" style:font-size-complex="12pt"/>
    </style:style>
    <style:style style:name="P114" style:family="paragraph" style:parent-style-name="Standard" style:list-style-name="L8">
      <style:text-properties fo:color="#c9211e" style:font-name="Liberation Serif" fo:font-size="12pt" officeooo:rsid="003250aa" officeooo:paragraph-rsid="003250aa" fo:background-color="transparent" style:font-size-asian="12pt" style:font-size-complex="12pt"/>
    </style:style>
    <style:style style:name="P115" style:family="paragraph" style:parent-style-name="Standard" style:list-style-name="L8">
      <style:text-properties fo:color="#c9211e" style:font-name="Liberation Serif" fo:font-size="12pt" officeooo:rsid="0034d6bf" officeooo:paragraph-rsid="0034d6bf" fo:background-color="transparent" style:font-size-asian="12pt" style:font-size-complex="12pt"/>
    </style:style>
    <style:style style:name="P116" style:family="paragraph" style:parent-style-name="Standard" style:list-style-name="L8">
      <style:text-properties fo:color="#c9211e" style:font-name="Liberation Serif" fo:font-size="12pt" officeooo:rsid="0035b7e8" officeooo:paragraph-rsid="0035b7e8" fo:background-color="transparent" style:font-size-asian="12pt" style:font-size-complex="12pt"/>
    </style:style>
    <style:style style:name="P117" style:family="paragraph" style:parent-style-name="Standard" style:list-style-name="L9">
      <style:text-properties fo:color="#c9211e" style:font-name="Liberation Serif" fo:font-size="12pt" style:text-underline-style="none" officeooo:rsid="003bf34a" officeooo:paragraph-rsid="003bf34a" style:font-size-asian="12pt" style:font-size-complex="12pt"/>
    </style:style>
    <style:style style:name="P118" style:family="paragraph" style:parent-style-name="Standard" style:list-style-name="L9">
      <style:text-properties fo:color="#c9211e" style:font-name="Liberation Serif" fo:font-size="12pt" style:text-underline-style="none" officeooo:rsid="003dd33b" officeooo:paragraph-rsid="003dd33b" style:font-size-asian="12pt" style:font-size-complex="12pt"/>
    </style:style>
    <style:style style:name="P119" style:family="paragraph" style:parent-style-name="Standard" style:list-style-name="L9">
      <style:text-properties fo:color="#c9211e" style:font-name="Liberation Serif" fo:font-size="12pt" style:text-underline-style="none" officeooo:rsid="003ef07a" officeooo:paragraph-rsid="003ef07a" style:font-size-asian="12pt" style:font-size-complex="12pt"/>
    </style:style>
    <style:style style:name="P120" style:family="paragraph" style:parent-style-name="Standard" style:list-style-name="L9">
      <style:text-properties fo:color="#c9211e" style:font-name="Liberation Serif" fo:font-size="12pt" style:text-underline-style="none" officeooo:rsid="003fdb56" officeooo:paragraph-rsid="003fdb56" style:font-size-asian="12pt" style:font-size-complex="12pt"/>
    </style:style>
    <style:style style:name="P121" style:family="paragraph" style:parent-style-name="Standard" style:list-style-name="L9">
      <style:text-properties fo:color="#c9211e" style:font-name="Liberation Serif" fo:font-size="12pt" style:text-underline-style="none" officeooo:rsid="0036b1f5" officeooo:paragraph-rsid="0036b1f5" style:font-size-asian="12pt" style:font-size-complex="12pt"/>
    </style:style>
    <style:style style:name="P122" style:family="paragraph" style:parent-style-name="Standard" style:list-style-name="L11">
      <style:text-properties fo:color="#c9211e" style:font-name="Liberation Serif" fo:font-size="12pt" style:text-underline-style="none" officeooo:rsid="00430ac1" officeooo:paragraph-rsid="00430ac1" style:font-size-asian="12pt" style:font-size-complex="12pt"/>
    </style:style>
    <style:style style:name="P123" style:family="paragraph" style:parent-style-name="Standard" style:list-style-name="L11">
      <style:text-properties fo:color="#c9211e" style:font-name="Liberation Serif" fo:font-size="12pt" style:text-underline-style="none" officeooo:rsid="0044390a" officeooo:paragraph-rsid="0044390a" style:font-size-asian="12pt" style:font-size-complex="12pt"/>
    </style:style>
    <style:style style:name="P124" style:family="paragraph" style:parent-style-name="Standard" style:list-style-name="L14">
      <style:text-properties fo:color="#c9211e" style:font-name="Liberation Serif" fo:font-size="12pt" style:text-underline-style="none" officeooo:rsid="0065765e" officeooo:paragraph-rsid="0065765e" style:font-size-asian="12pt" style:font-size-complex="12pt"/>
    </style:style>
    <style:style style:name="P125" style:family="paragraph" style:parent-style-name="Standard" style:list-style-name="L19">
      <style:text-properties fo:color="#c9211e" style:font-name="Liberation Serif" fo:font-size="12pt" style:text-underline-style="none" officeooo:rsid="0065765e" officeooo:paragraph-rsid="00689c3a" style:font-size-asian="12pt" style:font-size-complex="12pt"/>
    </style:style>
    <style:style style:name="P126" style:family="paragraph" style:parent-style-name="Standard" style:list-style-name="L15">
      <style:text-properties fo:color="#c9211e" style:font-name="Liberation Serif" fo:font-size="12pt" style:text-underline-style="none" officeooo:rsid="006cc28b" officeooo:paragraph-rsid="006cc28b" style:font-size-asian="12pt" style:font-size-complex="12pt"/>
    </style:style>
    <style:style style:name="P127" style:family="paragraph" style:parent-style-name="Standard" style:list-style-name="L15">
      <style:text-properties fo:color="#c9211e" style:font-name="Liberation Serif" fo:font-size="12pt" style:text-underline-style="none" officeooo:rsid="006e0bb0" officeooo:paragraph-rsid="006e0bb0" style:font-size-asian="12pt" style:font-size-complex="12pt"/>
    </style:style>
    <style:style style:name="P128" style:family="paragraph" style:parent-style-name="Standard" style:list-style-name="L16">
      <style:text-properties fo:color="#c9211e" style:font-name="Liberation Serif" fo:font-size="12pt" style:text-underline-style="none" officeooo:rsid="006e0bb0" officeooo:paragraph-rsid="006e0bb0" style:font-size-asian="12pt" style:font-size-complex="12pt"/>
    </style:style>
    <style:style style:name="P129" style:family="paragraph" style:parent-style-name="Standard" style:list-style-name="L17">
      <style:text-properties fo:color="#c9211e" style:font-name="Liberation Serif" fo:font-size="12pt" style:text-underline-style="none" officeooo:rsid="00765f07" officeooo:paragraph-rsid="00765f07" style:font-size-asian="12pt" style:font-size-complex="12pt"/>
    </style:style>
    <style:style style:name="P130" style:family="paragraph" style:parent-style-name="Standard" style:list-style-name="L17">
      <style:text-properties fo:color="#c9211e" style:font-name="Liberation Serif" fo:font-size="12pt" style:text-underline-style="none" officeooo:rsid="0077c8c4" officeooo:paragraph-rsid="0077c8c4" style:font-size-asian="12pt" style:font-size-complex="12pt"/>
    </style:style>
    <style:style style:name="P131" style:family="paragraph" style:parent-style-name="Standard" style:list-style-name="L21">
      <style:text-properties fo:color="#c9211e" style:font-name="Liberation Serif" fo:font-size="12pt" style:text-underline-style="none" officeooo:rsid="00749147" officeooo:paragraph-rsid="00749147" style:font-size-asian="12pt" style:font-size-complex="12pt"/>
    </style:style>
    <style:style style:name="P132" style:family="paragraph" style:parent-style-name="Standard" style:list-style-name="L1">
      <style:text-properties style:font-name="Liberation Serif" fo:font-size="12pt" officeooo:paragraph-rsid="000f5f51" style:font-size-asian="12pt" style:font-size-complex="12pt"/>
    </style:style>
    <style:style style:name="P133" style:family="paragraph" style:parent-style-name="Standard" style:list-style-name="L1">
      <style:text-properties style:font-name="Liberation Serif" fo:font-size="12pt" officeooo:rsid="00139654" officeooo:paragraph-rsid="00139654" style:font-size-asian="12pt" style:font-size-complex="12pt"/>
    </style:style>
    <style:style style:name="P134" style:family="paragraph" style:parent-style-name="Standard" style:list-style-name="L3">
      <style:text-properties style:font-name="Liberation Serif" fo:font-size="12pt" officeooo:paragraph-rsid="001dc873" style:font-size-asian="12pt" style:font-size-complex="12pt"/>
    </style:style>
    <style:style style:name="P135" style:family="paragraph" style:parent-style-name="Standard" style:list-style-name="L3">
      <style:text-properties style:font-name="Liberation Serif" fo:font-size="12pt" officeooo:paragraph-rsid="002843c7" style:font-size-asian="12pt" style:font-size-complex="12pt"/>
    </style:style>
    <style:style style:name="P136" style:family="paragraph" style:parent-style-name="Standard" style:list-style-name="L7">
      <style:text-properties style:font-name="Liberation Serif" fo:font-size="12pt" officeooo:rsid="0034d6bf" officeooo:paragraph-rsid="0034d6bf" style:font-size-asian="12pt" style:font-size-complex="12pt"/>
    </style:style>
    <style:style style:name="P137" style:family="paragraph" style:parent-style-name="Standard" style:list-style-name="L10">
      <style:text-properties style:font-name="Liberation Serif" fo:font-size="12pt" officeooo:rsid="0037c546" officeooo:paragraph-rsid="0037c546" style:font-size-asian="12pt" style:font-size-complex="12pt"/>
    </style:style>
    <style:style style:name="P138" style:family="paragraph" style:parent-style-name="Standard" style:list-style-name="L12">
      <style:text-properties style:font-name="Liberation Serif" fo:font-size="12pt" officeooo:rsid="004b5633" officeooo:paragraph-rsid="004b72a1" style:font-size-asian="12pt" style:font-size-complex="12pt"/>
    </style:style>
    <style:style style:name="P139" style:family="paragraph" style:parent-style-name="Standard" style:list-style-name="L13">
      <style:text-properties style:font-name="Liberation Serif" fo:font-size="12pt" officeooo:paragraph-rsid="0057199f" style:font-size-asian="12pt" style:font-size-complex="12pt"/>
    </style:style>
    <style:style style:name="P140" style:family="paragraph" style:parent-style-name="Standard" style:list-style-name="L13">
      <style:text-properties style:font-name="Liberation Serif" fo:font-size="12pt" officeooo:paragraph-rsid="005800e9" style:font-size-asian="12pt" style:font-size-complex="12pt"/>
    </style:style>
    <style:style style:name="P141" style:family="paragraph" style:parent-style-name="Standard" style:list-style-name="L13">
      <style:text-properties style:font-name="Liberation Serif" fo:font-size="12pt" officeooo:paragraph-rsid="0053cba4" style:font-size-asian="12pt" style:font-size-complex="12pt"/>
    </style:style>
    <style:style style:name="P142" style:family="paragraph" style:parent-style-name="Standard" style:list-style-name="L3">
      <style:text-properties fo:font-variant="normal" fo:text-transform="none" fo:color="#c9211e" style:font-name="Liberation Serif" fo:font-size="12pt" fo:letter-spacing="normal" fo:font-style="normal" fo:font-weight="normal" officeooo:rsid="002843c7" officeooo:paragraph-rsid="002843c7" style:font-size-asian="12pt" style:font-size-complex="12pt"/>
    </style:style>
    <style:style style:name="P143" style:family="paragraph" style:parent-style-name="Standard" style:list-style-name="L15">
      <style:text-properties fo:color="#dcdcaa" style:font-name="Droid Sans Mono" fo:font-size="10.5pt" style:text-underline-style="none" fo:font-weight="normal" officeooo:rsid="006cc28b" officeooo:paragraph-rsid="006cc28b" fo:background-color="#1e1e1e" style:font-size-asian="12pt" style:font-size-complex="12pt"/>
    </style:style>
    <style:style style:name="P144" style:family="paragraph" style:parent-style-name="Standard" style:list-style-name="L15">
      <style:text-properties fo:color="#dcdcaa" style:font-name="Droid Sans Mono" fo:font-size="10.5pt" style:text-underline-style="none" fo:font-weight="normal" officeooo:rsid="006d4c4a" officeooo:paragraph-rsid="006d4c4a" fo:background-color="#1e1e1e" style:font-size-asian="12pt" style:font-size-complex="12pt"/>
    </style:style>
    <style:style style:name="P145" style:family="paragraph" style:parent-style-name="Standard" style:list-style-name="L15">
      <style:text-properties fo:color="#dcdcaa" style:font-name="Droid Sans Mono" fo:font-size="10.5pt" style:text-underline-style="solid" style:text-underline-width="auto" style:text-underline-color="font-color" fo:font-weight="normal" officeooo:rsid="006cc28b" officeooo:paragraph-rsid="006cc28b" fo:background-color="#1e1e1e" style:font-size-asian="12pt" style:font-size-complex="12pt"/>
    </style:style>
    <style:style style:name="P146" style:family="paragraph" style:parent-style-name="Standard" style:list-style-name="L21">
      <style:text-properties officeooo:paragraph-rsid="006e1981"/>
    </style:style>
    <style:style style:name="P147" style:family="paragraph" style:parent-style-name="Standard" style:list-style-name="L21">
      <style:text-properties officeooo:rsid="00749147" officeooo:paragraph-rsid="00749147"/>
    </style:style>
    <style:style style:name="T1" style:family="text">
      <style:text-properties fo:color="#c9211e"/>
    </style:style>
    <style:style style:name="T2" style:family="text">
      <style:text-properties fo:color="#c9211e" officeooo:rsid="000bb123"/>
    </style:style>
    <style:style style:name="T3" style:family="text">
      <style:text-properties fo:color="#c9211e" officeooo:rsid="0010d26e"/>
    </style:style>
    <style:style style:name="T4" style:family="text">
      <style:text-properties fo:color="#c9211e" officeooo:rsid="000f5f51"/>
    </style:style>
    <style:style style:name="T5" style:family="text">
      <style:text-properties fo:color="#c9211e" officeooo:rsid="00127b0a"/>
    </style:style>
    <style:style style:name="T6" style:family="text">
      <style:text-properties fo:color="#c9211e" style:text-underline-style="none" officeooo:rsid="0032e902"/>
    </style:style>
    <style:style style:name="T7" style:family="text">
      <style:text-properties fo:color="#c9211e" officeooo:rsid="001dc873"/>
    </style:style>
    <style:style style:name="T8" style:family="text">
      <style:text-properties fo:color="#c9211e" officeooo:rsid="002c8227"/>
    </style:style>
    <style:style style:name="T9" style:family="text">
      <style:text-properties fo:color="#c9211e" officeooo:rsid="0030b90d"/>
    </style:style>
    <style:style style:name="T10" style:family="text">
      <style:text-properties fo:color="#c9211e" officeooo:rsid="002d277f"/>
    </style:style>
    <style:style style:name="T11" style:family="text">
      <style:text-properties fo:color="#c9211e" officeooo:rsid="0032e902"/>
    </style:style>
    <style:style style:name="T12" style:family="text">
      <style:text-properties fo:color="#c9211e" officeooo:rsid="0037c546"/>
    </style:style>
    <style:style style:name="T13" style:family="text">
      <style:text-properties fo:color="#c9211e" officeooo:rsid="003bf34a"/>
    </style:style>
    <style:style style:name="T14" style:family="text">
      <style:text-properties fo:color="#c9211e" officeooo:rsid="004b72a1"/>
    </style:style>
    <style:style style:name="T15" style:family="text">
      <style:text-properties fo:color="#c9211e" officeooo:rsid="004fd10a"/>
    </style:style>
    <style:style style:name="T16" style:family="text">
      <style:text-properties fo:color="#c9211e" officeooo:rsid="0052550d"/>
    </style:style>
    <style:style style:name="T17" style:family="text">
      <style:text-properties fo:color="#c9211e" officeooo:rsid="0053cba4"/>
    </style:style>
    <style:style style:name="T18" style:family="text">
      <style:text-properties fo:color="#c9211e" officeooo:rsid="0057199f"/>
    </style:style>
    <style:style style:name="T19" style:family="text">
      <style:text-properties fo:color="#c9211e" style:font-name="Liberation Serif" fo:font-size="12pt" officeooo:rsid="005e243c" style:font-size-asian="12pt" style:font-size-complex="12pt"/>
    </style:style>
    <style:style style:name="T20" style:family="text">
      <style:text-properties fo:color="#c9211e" style:font-name="Liberation Serif" fo:font-size="12pt" officeooo:rsid="00616832" style:font-size-asian="12pt" style:font-size-complex="12pt"/>
    </style:style>
    <style:style style:name="T21" style:family="text">
      <style:text-properties fo:color="#c9211e" style:font-name="Liberation Serif" fo:font-size="12pt" officeooo:rsid="006e1981" style:font-size-asian="12pt" style:font-size-complex="12pt"/>
    </style:style>
    <style:style style:name="T22" style:family="text">
      <style:text-properties fo:color="#c9211e" style:font-name="Liberation Serif" fo:font-size="12pt" officeooo:rsid="00749147" style:font-size-asian="12pt" style:font-size-complex="12pt"/>
    </style:style>
    <style:style style:name="T23" style:family="text">
      <style:text-properties officeooo:rsid="0009b2e9"/>
    </style:style>
    <style:style style:name="T24" style:family="text">
      <style:text-properties officeooo:rsid="000bb123"/>
    </style:style>
    <style:style style:name="T25" style:family="text">
      <style:text-properties officeooo:rsid="000be656"/>
    </style:style>
    <style:style style:name="T26" style:family="text">
      <style:text-properties officeooo:rsid="000c8e67"/>
    </style:style>
    <style:style style:name="T27" style:family="text">
      <style:text-properties officeooo:rsid="00131466"/>
    </style:style>
    <style:style style:name="T28" style:family="text">
      <style:text-properties officeooo:rsid="00182ef9"/>
    </style:style>
    <style:style style:name="T29" style:family="text">
      <style:text-properties officeooo:rsid="0018dbd5"/>
    </style:style>
    <style:style style:name="T30" style:family="text">
      <style:text-properties fo:font-variant="normal" fo:text-transform="none" fo:color="#c9211e" fo:letter-spacing="normal" fo:font-style="normal" fo:font-weight="normal"/>
    </style:style>
    <style:style style:name="T31" style:family="text">
      <style:text-properties fo:font-variant="normal" fo:text-transform="none" fo:color="#c9211e" fo:letter-spacing="normal" fo:font-style="normal" fo:font-weight="normal" officeooo:rsid="001dc873"/>
    </style:style>
    <style:style style:name="T32" style:family="text">
      <style:text-properties fo:font-variant="normal" fo:text-transform="none" fo:color="#c9211e" fo:letter-spacing="normal" fo:font-style="normal" fo:font-weight="normal" officeooo:rsid="001e0186"/>
    </style:style>
    <style:style style:name="T33" style:family="text">
      <style:text-properties fo:font-variant="normal" fo:text-transform="none" fo:color="#c9211e" fo:letter-spacing="normal" fo:font-style="normal" fo:font-weight="normal" officeooo:rsid="00231452"/>
    </style:style>
    <style:style style:name="T34" style:family="text">
      <style:text-properties fo:font-variant="normal" fo:text-transform="none" fo:color="#c9211e" fo:letter-spacing="normal" fo:font-style="normal" fo:font-weight="normal" officeooo:rsid="002843c7"/>
    </style:style>
    <style:style style:name="T35" style:family="text">
      <style:text-properties fo:font-variant="normal" fo:text-transform="none" fo:color="#c9211e" fo:letter-spacing="normal" fo:font-style="normal" fo:font-weight="normal" officeooo:rsid="002883eb"/>
    </style:style>
    <style:style style:name="T36" style:family="text">
      <style:text-properties fo:font-variant="normal" fo:text-transform="none" fo:color="#c9211e" fo:letter-spacing="normal" fo:font-style="normal" fo:font-weight="normal" fo:background-color="transparent" loext:char-shading-value="0"/>
    </style:style>
    <style:style style:name="T37" style:family="text">
      <style:text-properties fo:font-variant="normal" fo:text-transform="none" fo:color="#c9211e" fo:letter-spacing="normal" fo:font-style="normal" fo:font-weight="normal" officeooo:rsid="002843c7" fo:background-color="transparent" loext:char-shading-value="0"/>
    </style:style>
    <style:style style:name="T38" style:family="text">
      <style:text-properties fo:font-variant="normal" fo:text-transform="none" fo:color="#c9211e" fo:letter-spacing="normal" fo:font-style="normal" fo:font-weight="normal" officeooo:rsid="002883eb" fo:background-color="transparent" loext:char-shading-value="0"/>
    </style:style>
    <style:style style:name="T39" style:family="text">
      <style:text-properties officeooo:rsid="0025de09"/>
    </style:style>
    <style:style style:name="T40" style:family="text">
      <style:text-properties officeooo:rsid="0005102b"/>
    </style:style>
    <style:style style:name="T41" style:family="text">
      <style:text-properties officeooo:rsid="0008267a"/>
    </style:style>
    <style:style style:name="T42" style:family="text">
      <style:text-properties style:text-underline-style="none" officeooo:rsid="0008267a"/>
    </style:style>
    <style:style style:name="T43" style:family="text">
      <style:text-properties style:text-underline-style="none" officeooo:rsid="0018dbd5"/>
    </style:style>
    <style:style style:name="T44" style:family="text">
      <style:text-properties officeooo:rsid="002a8d3a"/>
    </style:style>
    <style:style style:name="T45" style:family="text">
      <style:text-properties officeooo:rsid="0045ff61"/>
    </style:style>
    <style:style style:name="T46" style:family="text">
      <style:text-properties officeooo:rsid="00485060"/>
    </style:style>
    <style:style style:name="T47" style:family="text">
      <style:text-properties officeooo:rsid="004aace8"/>
    </style:style>
    <style:style style:name="T48" style:family="text">
      <style:text-properties officeooo:rsid="00419f03"/>
    </style:style>
    <style:style style:name="T49" style:family="text">
      <style:text-properties officeooo:rsid="004b5633"/>
    </style:style>
    <style:style style:name="T50" style:family="text">
      <style:text-properties officeooo:rsid="004e050b"/>
    </style:style>
    <style:style style:name="T51" style:family="text">
      <style:text-properties officeooo:rsid="00552703"/>
    </style:style>
    <style:style style:name="T52" style:family="text">
      <style:text-properties style:use-window-font-color="true" officeooo:rsid="00552703"/>
    </style:style>
    <style:style style:name="T53" style:family="text">
      <style:text-properties style:use-window-font-color="true" officeooo:rsid="005800e9"/>
    </style:style>
    <style:style style:name="T54" style:family="text">
      <style:text-properties style:use-window-font-color="true" officeooo:rsid="00552703" fo:background-color="transparent" loext:char-shading-value="0"/>
    </style:style>
    <style:style style:name="T55" style:family="text">
      <style:text-properties style:use-window-font-color="true" fo:font-weight="normal" fo:background-color="transparent" loext:char-shading-value="0"/>
    </style:style>
    <style:style style:name="T56" style:family="text">
      <style:text-properties style:use-window-font-color="true" fo:font-weight="normal" officeooo:rsid="0057199f" fo:background-color="transparent" loext:char-shading-value="0"/>
    </style:style>
    <style:style style:name="T57" style:family="text">
      <style:text-properties style:use-window-font-color="true" style:text-underline-style="none" fo:font-weight="normal" fo:background-color="transparent" loext:char-shading-value="0"/>
    </style:style>
    <style:style style:name="T58" style:family="text">
      <style:text-properties style:use-window-font-color="true" style:text-underline-style="none" fo:font-weight="normal" officeooo:rsid="005800e9" fo:background-color="transparent" loext:char-shading-value="0"/>
    </style:style>
    <style:style style:name="T59" style:family="text">
      <style:text-properties style:use-window-font-color="true" style:text-underline-style="none" fo:font-weight="normal" officeooo:rsid="0057199f" fo:background-color="transparent" loext:char-shading-value="0"/>
    </style:style>
    <style:style style:name="T60" style:family="text">
      <style:text-properties officeooo:rsid="00552703" fo:background-color="transparent" loext:char-shading-value="0"/>
    </style:style>
    <style:style style:name="T61" style:family="text">
      <style:text-properties fo:font-weight="normal"/>
    </style:style>
    <style:style style:name="T62" style:family="text">
      <style:text-properties fo:font-weight="normal" fo:background-color="transparent" loext:char-shading-value="0"/>
    </style:style>
    <style:style style:name="T63" style:family="text">
      <style:text-properties fo:font-weight="normal" officeooo:rsid="0057199f" fo:background-color="transparent" loext:char-shading-value="0"/>
    </style:style>
    <style:style style:name="T64" style:family="text">
      <style:text-properties fo:font-weight="normal" officeooo:rsid="00542788"/>
    </style:style>
    <style:style style:name="T65" style:family="text">
      <style:text-properties fo:font-weight="normal" officeooo:rsid="005a167c"/>
    </style:style>
    <style:style style:name="T66" style:family="text">
      <style:text-properties fo:font-weight="normal" officeooo:rsid="005db765"/>
    </style:style>
    <style:style style:name="T67" style:family="text">
      <style:text-properties officeooo:rsid="005ac108"/>
    </style:style>
    <style:style style:name="T68" style:family="text">
      <style:text-properties officeooo:rsid="0060eff6"/>
    </style:style>
    <style:style style:name="T69" style:family="text">
      <style:text-properties officeooo:rsid="0067163e"/>
    </style:style>
    <style:style style:name="T70" style:family="text">
      <style:text-properties officeooo:rsid="00689c3a"/>
    </style:style>
    <style:style style:name="T71" style:family="text">
      <style:text-properties officeooo:rsid="006e0bb0"/>
    </style:style>
    <style:style style:name="T72" style:family="text">
      <style:text-properties officeooo:rsid="00804e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ORDENES DE TRABAJO</text:p>
      <text:p text:style-name="P31"/>
      <text:p text:style-name="P31">14/11/2022</text:p>
      <text:p text:style-name="P31"/>
      <text:list xml:id="list3259046399" text:style-name="L1">
        <text:list-item>
          <text:p text:style-name="P42">Mirar violación de segmento en pr_somosaguas ( en somosaguas no pasa). <text:span text:style-name="T26">Solucion: Destactivadas las salidas del 8sd _modbus por que estaban de prueba con la ip y puerto de la placa raspberry de las monjas.</text:span></text:p>
        </text:list-item>
        <text:list-item>
          <text:p text:style-name="P42">Renovar certificados</text:p>
        </text:list-item>
        <text:list-item>
          <text:p text:style-name="P42">Documentación wiki:</text:p>
          <text:list>
            <text:list-item>
              <text:p text:style-name="P42">Modificar título de Persianas y estores <text:s/>(Configuración)</text:p>
            </text:list-item>
            <text:list-item>
              <text:p text:style-name="P42">Revisar documentaci<text:span text:style-name="T28">ó</text:span>n señales:</text:p>
            </text:list-item>
            <text:list-item>
              <text:p text:style-name="P43"><text:span text:style-name="T40">En señales piscina interior, no está bien doc</text:span><text:span text:style-name="T39">umentado</text:span><text:span text:style-name="T40"> </text:span><text:span text:style-name="T39">o <text:s/>esta mal programado. Solucion: estaba mal cosido, va en la estancia del vestibulo en lugar de en la piscina.</text:span></text:p>
            </text:list-item>
            <text:list-item>
              <text:p text:style-name="P42">Tiene que funcionar la rutas , se tiene que ver lo mismo si se va tanto por un lado como por otro</text:p>
            </text:list-item>
            <text:list-item>
              <text:p text:style-name="P42">Revisar documentación estores</text:p>
            </text:list-item>
            <text:list-item>
              <text:p text:style-name="P60">Eliminar archivos:</text:p>
              <text:list>
                <text:list-item>
                  <text:p text:style-name="P60">lagos todos menos ibercomp</text:p>
                </text:list-item>
                <text:list-item>
                  <text:p text:style-name="P60">conversores el de conversor 8</text:p>
                </text:list-item>
              </text:list>
            </text:list-item>
          </text:list>
        </text:list-item>
        <text:list-item>
          <text:p text:style-name="P42">API:</text:p>
          <text:list>
            <text:list-item>
              <text:p text:style-name="P61"><text:span text:style-name="T23">Q</text:span>uitar funciones que no se utilizan:</text:p>
              <text:list>
                <text:list-item>
                  <text:p text:style-name="P62">Eliminado en controlador Domo/Climate :</text:p>
                  <text:list>
                    <text:list-item>
                      <text:p text:style-name="P66">changeGeneralClimateStatus</text:p>
                    </text:list-item>
                    <text:list-item>
                      <text:p text:style-name="P66">changeGeneralStatus</text:p>
                    </text:list-item>
                  </text:list>
                </text:list-item>
                <text:list-item>
                  <text:p text:style-name="P62">Eliminado en librería Domo/_Climate:</text:p>
                  <text:list>
                    <text:list-item>
                      <text:p text:style-name="P66">modifyGeneralClimateStatus</text:p>
                    </text:list-item>
                  </text:list>
                </text:list-item>
              </text:list>
            </text:list-item>
            <text:list-item>
              <text:p text:style-name="P44">Cuando se ejecuta el sleep: no escribe 0 en el tdato sleep, añadir dicha funcionalidad en el trigger del trb</text:p>
            </text:list-item>
            <text:list-item>
              <text:p text:style-name="P72">Cuando se apaga el fancoil no llega el socket</text:p>
            </text:list-item>
            <text:list-item>
              <text:p text:style-name="P45"><text:span text:style-name="T23">P</text:span>ara saber el estado del fancoil, se tiene que tener en cuenta los valores de las velocidades, no el valor de la valvula.</text:p>
            </text:list-item>
            <text:list-item>
              <text:p text:style-name="P73">Ver funcionalidad del fancoil: <text:span text:style-name="T23">(No va a tener bombilla)</text:span></text:p>
              <text:list>
                <text:list-item>
                  <text:p text:style-name="P72">Cuando se apaga: se apaga la v<text:span text:style-name="T29">á</text:span>lvula y la velocidad</text:p>
                </text:list-item>
                <text:list-item>
                  <text:p text:style-name="P72">Cuando se enciende: se enciende la v<text:span text:style-name="T29">á</text:span>lvula y la velocidad 1</text:p>
                </text:list-item>
                <text:list-item>
                  <text:p text:style-name="P72">Cuando se alcanza la consigna: se enciende ?? , pendiente que Gemma me diga lo que se tiene que hacer???</text:p>
                </text:list-item>
              </text:list>
            </text:list-item>
            <text:list-item>
              <text:p text:style-name="P74">Grupo Bombas y grupo luces cuando se programa la tarea, debe de escribir 1 en tdato programación de la tabla correspondiente y enviar socket</text:p>
            </text:list-item>
          </text:list>
        </text:list-item>
        <text:list-item>
          <text:p text:style-name="P43"><text:span text:style-name="T40">Imprimir preguntas de Fernando, </text:span><text:span text:style-name="T41">añadir si en el fancoil va a haber bombilla, si cuando se enciende y apaga el fancoil, enciende la </text:span><text:span text:style-name="T42">v</text:span><text:span text:style-name="T43">á</text:span><text:span text:style-name="T42">lvula</text:span></text:p>
        </text:list-item>
        <text:list-item>
          <text:p text:style-name="P75">SOA:</text:p>
          <text:list>
            <text:list-item>
              <text:p text:style-name="P76">A modo informati<text:span text:style-name="T25">v</text:span>o :</text:p>
              <text:list>
                <text:list-item>
                  <text:p text:style-name="P76"><text:span text:style-name="T25">E</text:span>l ibercomp no iba a funcionar nunca por que no tenia ning<text:span text:style-name="T27">ú</text:span>n mutex.</text:p>
                </text:list-item>
                <text:list-item>
                  <text:p text:style-name="P77">Los dalis de entrada dan error</text:p>
                </text:list-item>
                <text:list-item>
                  <text:p text:style-name="P77">Los estores de entrada dan error</text:p>
                </text:list-item>
              </text:list>
            </text:list-item>
          </text:list>
        </text:list-item>
        <text:list-item>
          <text:p text:style-name="P46"><text:span text:style-name="T24">D</text:span>ocumentar funcionalidad de alumbrado exterior, que hace a que funciones llama, etc</text:p>
        </text:list-item>
        <text:list-item>
          <text:p text:style-name="P78">Rutina +-x tiempo no esta puesto ni probado, solo esta documentado y tendría que estar.</text:p>
        </text:list-item>
        <text:list-item>
          <text:p text:style-name="P79">En Somosaguas:</text:p>
          <text:list>
            <text:list-item>
              <text:p text:style-name="P132"><text:span text:style-name="T4">En las bombas de la fuente principal, se apaga siempre a las 00:00 ver si hay algo que no esté funcionando bien (en teoría esta en manual). </text:span><text:span text:style-name="T3">Hemos reiniciado el soajs, para que coja bien las tareas, revisar que al activar manual/autom</text:span><text:span text:style-name="T5">á</text:span><text:span text:style-name="T3">tico activar y desactivar programación </text:span></text:p>
            </text:list-item>
          </text:list>
        </text:list-item>
        <text:list-item>
          <text:p text:style-name="P133"><text:soft-page-break/><text:span text:style-name="T3">S</text:span><text:span text:style-name="T1">OAJS:</text:span></text:p>
          <text:list>
            <text:list-item>
              <text:p text:style-name="P80">Implementar que se pueda sumar y/o restar tiempo a cualquier tarea.</text:p>
            </text:list-item>
            <text:list-item>
              <text:p text:style-name="P81">Ver que si se cambia de manual a auto y viceversa <text:s/>y de activada a desactivada, funciona todo correctamente.</text:p>
            </text:list-item>
            <text:list-item>
              <text:p text:style-name="P82">Mirar si cuando se crea una programaci<text:span text:style-name="T72">ó</text:span>n por ejemplo L, M X de 19:00 a 03:00 la ultima tarea que se ejecuta será a las 3 de la mañana del Jueves</text:p>
            </text:list-item>
          </text:list>
        </text:list-item>
        <text:list-item>
          <text:p text:style-name="P80">Añadir tdatos hora_inicio y hora_fin a la tabla tarea</text:p>
        </text:list-item>
        <text:list-item>
          <text:p text:style-name="P83">Revisar que falta por programar, en somosaguas según las señales que tenemos</text:p>
        </text:list-item>
      </text:list>
      <text:p text:style-name="P36"><text:span text:style-name="T2">1</text:span><text:span text:style-name="T1">5/11/2022</text:span></text:p>
      <text:p text:style-name="P3">Documentación:</text:p>
      <text:list xml:id="list1592597449" text:style-name="L2">
        <text:list-item>
          <text:p text:style-name="P47">Modificar documentación soa</text:p>
        </text:list-item>
        <text:list-item>
          <text:p text:style-name="P47">Modificar documentación clima para el fancoil.</text:p>
        </text:list-item>
        <text:list-item>
          <text:p text:style-name="P84">Modificar documentación renovar certificados.</text:p>
        </text:list-item>
      </text:list>
      <text:p text:style-name="P1"/>
      <text:p text:style-name="P2">API:</text:p>
      <text:list xml:id="list2109255767" text:style-name="L3">
        <text:list-item>
          <text:p text:style-name="P134"><text:span text:style-name="T7">Ver por que cuando llama a la función de </text:span><text:span text:style-name="T30">sleepClimateFancoilZone</text:span><text:span text:style-name="T31"> si elijo un off, me crea 4 casos en la tabla tarea. </text:span><text:span text:style-name="T32">para la fecha y hora actual. </text:span><text:span text:style-name="T33">Resp: por que llama a la cesta y los crea con tiempo 0, modific</text:span></text:p>
        </text:list-item>
        <text:list-item>
          <text:p text:style-name="P135"><text:span text:style-name="T33">M</text:span><text:span text:style-name="T34">odificado en la funci</text:span><text:span text:style-name="T35">ó</text:span><text:span text:style-name="T34">n de</text:span><text:span text:style-name="T37"> </text:span><text:span text:style-name="T36">changeClimateFancoilStatusZone, </text:span><text:span text:style-name="T37">que envie socket de velocidad </text:span><text:span text:style-name="T38">y si el estado es 1 hace salida de velocidad 1</text:span></text:p>
        </text:list-item>
        <text:list-item>
          <text:p text:style-name="P142"/>
        </text:list-item>
      </text:list>
      <text:p text:style-name="P1"/>
      <text:p text:style-name="P4">SOAJS</text:p>
      <text:list xml:id="list2739335850" text:style-name="L4">
        <text:list-item>
          <text:p text:style-name="P85">Modificado en services/schedule cuando hay un control para llenar data en el array que tiene que sea !=4 añadir que sea !=8 para el fancoil</text:p>
        </text:list-item>
        <text:list-item>
          <text:p text:style-name="P85"/>
        </text:list-item>
      </text:list>
      <text:p text:style-name="P4"/>
      <text:p text:style-name="P5">16/11/2022</text:p>
      <text:p text:style-name="P5">SOMOSGUAS:</text:p>
      <text:list xml:id="list671651164" text:style-name="L5">
        <text:list-item>
          <text:p text:style-name="P86">Añadir cambios </text:p>
        </text:list-item>
        <text:list-item>
          <text:p text:style-name="P86">Modificar triggers rasp_sd y rasp_ed para el fancoil</text:p>
        </text:list-item>
        <text:list-item>
          <text:p text:style-name="P86">Sondas que no traen</text:p>
        </text:list-item>
      </text:list>
      <text:p text:style-name="P40">+----+-----------+</text:p>
      <text:p text:style-name="P38">| id | codigo_rb |</text:p>
      <text:p text:style-name="P38">+----+-----------+</text:p>
      <text:p text:style-name="P38">| 23 | <text:s text:c="6"/>190 | <text:s text:c="2"/></text:p>
      <text:p text:style-name="P38">| 26 | <text:s text:c="6"/>325 | <text:s text:c="2"/></text:p>
      <text:p text:style-name="P38">| 27 | <text:s text:c="6"/>495 |</text:p>
      <text:p text:style-name="P38">| 28 | <text:s text:c="6"/>510 |</text:p>
      <text:p text:style-name="P38">| 29 | <text:s text:c="6"/>511 |</text:p>
      <text:p text:style-name="P38">| 30 | <text:s text:c="6"/>513 |</text:p>
      <text:p text:style-name="P38">| 31 | <text:s text:c="6"/>514 |</text:p>
      <text:p text:style-name="P38">| 32 | <text:s text:c="6"/>515 |</text:p>
      <text:p text:style-name="P38">| 33 | <text:s text:c="6"/>516 |</text:p>
      <text:p text:style-name="P38">| 34 | <text:s text:c="6"/>517 |</text:p>
      <text:p text:style-name="P38">| 35 | <text:s text:c="6"/>518 |</text:p>
      <text:p text:style-name="P38">| 36 | <text:s text:c="6"/>520 |</text:p>
      <text:p text:style-name="P38">| 37 | <text:s text:c="6"/>521 |</text:p>
      <text:p text:style-name="P39">+----+-----------+</text:p>
      <text:list xml:id="list112201260684242" text:continue-numbering="true" text:style-name="L5">
        <text:list-item>
          <text:p text:style-name="P87">a</text:p>
        </text:list-item>
      </text:list>
      <text:p text:style-name="P6"/>
      <text:p text:style-name="P6">APP:</text:p>
      <text:list xml:id="list2749410790" text:style-name="L6">
        <text:list-item>
          <text:p text:style-name="P88">No se ve el icono del enchufe en piscina interior</text:p>
        </text:list-item>
        <text:list-item>
          <text:p text:style-name="P88">Si el fancoil esta desactivado no se puede modificar la velocidad, <text:span text:style-name="T44">que aparezca desactivado</text:span></text:p>
        </text:list-item>
        <text:list-item>
          <text:p text:style-name="P89">Cuando llegue el socket del fancoil para estado = 0, poner tiempo en off</text:p>
        </text:list-item>
      </text:list>
      <text:p text:style-name="P6"/>
      <text:p text:style-name="P7">SOA:</text:p>
      <text:list xml:id="list2161446022" text:style-name="L7">
        <text:list-item>
          <text:p text:style-name="P48">Creada una función para los sockets del fancoil. <text:span text:style-name="T10">Pendiente probar </text:span><text:span text:style-name="T11">real, he probado solo la </text:span><text:span text:style-name="T6">función</text:span><text:span text:style-name="T11"> suelta</text:span></text:p>
        </text:list-item>
        <text:list-item>
          <text:p text:style-name="P48"><text:soft-page-break/>Quitado de soa.c cuando se crean los ficheros de log, que se creen solo los de error y los de info.</text:p>
        </text:list-item>
        <text:list-item>
          <text:p text:style-name="P136"><text:span text:style-name="T8">C</text:span><text:span text:style-name="T1">rear escenas a nivel de grupo (apagar, máxima y standard) , crear casos en escenas y relacion_escena_operacion)</text:span></text:p>
        </text:list-item>
        <text:list-item>
          <text:p text:style-name="P90">Crear escenas a nivel de planta (apagar, máxima y standard), crear casos en escenas y relacion_escena_operacion)</text:p>
        </text:list-item>
        <text:list-item>
          <text:p text:style-name="P90">Modificar estructura tabla escenas para añadir los tdatos codigo_grupo y codigo_planta</text:p>
        </text:list-item>
        <text:list-item>
          <text:p text:style-name="P90">Modificar en la api en el getConfig (enviar escenas a nivel de planta y a nivel de grupo)</text:p>
        </text:list-item>
      </text:list>
      <text:p text:style-name="P26"/>
      <text:p text:style-name="P8"/>
      <text:p text:style-name="P8">17/11/2022</text:p>
      <text:p text:style-name="P8"/>
      <text:list xml:id="list576112702" text:style-name="L8">
        <text:list-item>
          <text:p text:style-name="P70">Subir API monjas2 al git</text:p>
        </text:list-item>
        <text:list-item>
          <text:p text:style-name="P91">Bajar cambios API en monjas</text:p>
        </text:list-item>
        <text:list-item>
          <text:p text:style-name="P49">Reiniciar soa</text:p>
        </text:list-item>
        <text:list-item>
          <text:p text:style-name="P49">Reiniciar soajs</text:p>
        </text:list-item>
        <text:list-item>
          <text:p text:style-name="P49">Modificar triggers trb_rasp_sd y trb_rasp_ed</text:p>
        </text:list-item>
        <text:list-item>
          <text:p text:style-name="P49">Modificar th_socket fancoil</text:p>
        </text:list-item>
        <text:list-item>
          <text:p text:style-name="P114">Revisar toda la documentación que hay programada en somosaguas y sacar listado de lo que se va a modificar y de lo que falta por programar.</text:p>
        </text:list-item>
        <text:list-item>
          <text:p text:style-name="P115">Programar las últimas señales que me ha pasado Fernando</text:p>
        </text:list-item>
        <text:list-item>
          <text:p text:style-name="P115">Modificar y programar lo que falta según las respuestas que me ha dado Fernando de las dudas que tenia.</text:p>
        </text:list-item>
        <text:list-item>
          <text:p text:style-name="P115">Crear tabla cortinas y relacion_cortinas</text:p>
        </text:list-item>
        <text:list-item>
          <text:p text:style-name="P115">Crear en la api lo correspondientes para las cortinas </text:p>
        </text:list-item>
        <text:list-item>
          <text:p text:style-name="P115">Crear en el soa, función para los socket de las cortinas</text:p>
        </text:list-item>
        <text:list-item>
          <text:p text:style-name="P115">Crear socket para las cortinas</text:p>
        </text:list-item>
        <text:list-item>
          <text:p text:style-name="P116">Documentar cambios de las estructuras.</text:p>
        </text:list-item>
      </text:list>
      <text:p text:style-name="P9"/>
      <text:p text:style-name="P11">18/11/2022</text:p>
      <text:p text:style-name="P12">SOMOSAGUAS:</text:p>
      <text:list xml:id="list3293389856" text:style-name="L9">
        <text:list-item>
          <text:p text:style-name="P92">Modificada la programación:</text:p>
          <text:list>
            <text:list-item>
              <text:p text:style-name="P92">entrada comedor sala tv 2</text:p>
            </text:list-item>
          </text:list>
        </text:list-item>
        <text:list-item>
          <text:p text:style-name="P93">Crear clima: estudio, pecera, entrada principal??</text:p>
        </text:list-item>
        <text:list-item>
          <text:p text:style-name="P117">revisar cosidos clima hab alejandro por que nunca a escrito en la salida</text:p>
        </text:list-item>
        <text:list-item>
          <text:p text:style-name="P118">Modificar codigos y th clima (id = 10 e id = 11)</text:p>
        </text:list-item>
        <text:list-item>
          <text:p text:style-name="P119">Eliminar casos md02 para la sala depuracion y volver a crear las tablas de trb_ibercomp sonda con el triggers, …</text:p>
        </text:list-item>
        <text:list-item>
          <text:p text:style-name="P120">Añadir tdato codigo_rb a la tabla variables por que si no da error al coser la consigna</text:p>
          <text:list>
            <text:list-header>
              <text:p text:style-name="P121"/>
            </text:list-header>
          </text:list>
        </text:list-item>
      </text:list>
      <text:list xml:id="list3893178951" text:style-name="L10">
        <text:list-item>
          <text:p text:style-name="P94">Reconfigurar las placas:</text:p>
          <text:list>
            <text:list-item>
              <text:p text:style-name="P94">Placa 25 (53154): <text:s/>eliminada salidas bornas : 0, 1 <text:s text:c="2"/>entradas bornas: 4 y 5</text:p>
            </text:list-item>
            <text:list-item>
              <text:p text:style-name="P95">Placa 15 (53144): eliminada salida bornas: <text:span text:style-name="T45">8 y entradas bornas: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6">nuevas salidas bornas: 11 y 12 y entradas bornas: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Placa <text:span text:style-name="T46">16 (53145): nuevas salidas bornas: 8-11 y entradas bornas:10-13</text:span></text:p>
            </text:list-item>
            <text:list-item>
              <text:p text:style-name="P97">Placa 19 (53148): nuevo dali grupo 1</text:p>
            </text:list-item>
          </text:list>
        </text:list-item>
      </text:list>
      <text:p text:style-name="P10"/>
      <text:p text:style-name="P10"/>
      <text:list xml:id="list112202503741841" text:continue-numbering="true" text:style-name="L10">
        <text:list-item>
          <text:p text:style-name="P137"><text:span text:style-name="T9">V</text:span><text:span text:style-name="T1">er si el clima de cocina comedor que tiene estancia 44 corre</text:span><text:span text:style-name="T13">s</text:span><text:span text:style-name="T1">ponde con la cocina servicio</text:span></text:p>
        </text:list-item>
        <text:list-item>
          <text:p text:style-name="P98">mirar si tengo sonda para la entrada principal, no la tengo programada parece</text:p>
        </text:list-item>
      </text:list>
      <text:p text:style-name="P13"/>
      <text:p text:style-name="P32"><text:span text:style-name="T12">L</text:span><text:span text:style-name="T1">OA:</text:span></text:p>
      <text:list xml:id="list4203242507" text:style-name="L11">
        <text:list-item>
          <text:p text:style-name="P99"><text:soft-page-break/>al descargar el pdf me ha aparecido en blanco</text:p>
        </text:list-item>
        <text:list-item>
          <text:p text:style-name="P100">añadir crear escena a nivel de planta</text:p>
        </text:list-item>
        <text:list-item>
          <text:p text:style-name="P100">añadir crear escena a nivel de grupo</text:p>
        </text:list-item>
        <text:list-item>
          <text:p text:style-name="P122">añadir en crear zona crear cortinas</text:p>
        </text:list-item>
        <text:list-item>
          <text:p text:style-name="P122">añadir en modificar zona las cortinas</text:p>
        </text:list-item>
        <text:list-item>
          <text:p text:style-name="P122">añadir en eliminar zona las cortinas</text:p>
        </text:list-item>
        <text:list-item>
          <text:p text:style-name="P122">crear listado de escenas</text:p>
        </text:list-item>
        <text:list-item>
          <text:p text:style-name="P123">modificar todos los triggers para que tengan las misma opciones independientemente de que sea raspberry o ibercomp,….</text:p>
        </text:list-item>
      </text:list>
      <text:p text:style-name="P14"/>
      <text:p text:style-name="P14"/>
      <text:p text:style-name="P15">21/11/2022</text:p>
      <text:p text:style-name="P14"/>
      <text:p text:style-name="P16">GENERAL</text:p>
      <text:list xml:id="list1242005561" text:style-name="L12">
        <text:list-item>
          <text:p text:style-name="P50"><text:span text:style-name="T47">I</text:span><text:span text:style-name="T48">nstalar de nuevo tarjeta </text:span><text:span text:style-name="T47">habitacion invitados</text:span><text:span text:style-name="T48"> por que se ha estropeado, </text:span><text:span text:style-name="T49">tarjeta 20 ip ,149</text:span></text:p>
        </text:list-item>
        <text:list-item>
          <text:p text:style-name="P101">Subir documentación a la wiki</text:p>
          <text:list>
            <text:list-item>
              <text:p text:style-name="P101">piscina exterior</text:p>
            </text:list-item>
            <text:list-item>
              <text:p text:style-name="P101">habitacion estudio</text:p>
            </text:list-item>
            <text:list-item>
              <text:p text:style-name="P101">estudio</text:p>
            </text:list-item>
            <text:list-item>
              <text:p text:style-name="P101">entrada comedor sala tv 2</text:p>
            </text:list-item>
            <text:list-item>
              <text:p text:style-name="P101">hab.invitados</text:p>
            </text:list-item>
            <text:list-item>
              <text:p text:style-name="P101">zona servicio </text:p>
            </text:list-item>
            <text:list-item>
              <text:p text:style-name="P101">depuradora</text:p>
            </text:list-item>
          </text:list>
        </text:list-item>
        <text:list-item>
          <text:p text:style-name="P102">ULTIMA PROGRAMACIÓN </text:p>
          <text:list>
            <text:list-item>
              <text:p text:style-name="P102">revisar programaci<text:span text:style-name="T50">ó</text:span>n pr_somosaguas con somosaguas, para ver que quedan todas la tablas igual</text:p>
            </text:list-item>
            <text:list-item>
              <text:p text:style-name="P103">th_pulsador sala pecera</text:p>
            </text:list-item>
            <text:list-item>
              <text:p text:style-name="P102">Pasar programación al servidor para pr_somosaguas</text:p>
            </text:list-item>
            <text:list-item>
              <text:p text:style-name="P102">Programar dali piscina exterior</text:p>
            </text:list-item>
            <text:list-item>
              <text:p text:style-name="P102">programar cortinillas</text:p>
            </text:list-item>
            <text:list-item>
              <text:p text:style-name="P102">añadir tdatos scheduled, hora_inicio, hora_fin a luces</text:p>
            </text:list-item>
            <text:list-item>
              <text:p text:style-name="P102">Programar el otro sugar <text:s/>y programar la piscina</text:p>
            </text:list-item>
            <text:list-item>
              <text:p text:style-name="P102">cuando pase toda la programaciona pr_somosaguas volver a programar trbs de aerotermia </text:p>
              <text:list>
                <text:list-item>
                  <text:p text:style-name="P104">3 aerotermia ip:80.28.98.191 puerto:53053 comandos: 100, 101 y 102, tiempo: 3 <text:s/>bornas: 0-61</text:p>
                </text:list-item>
                <text:list-item>
                  <text:p text:style-name="P138"><text:span text:style-name="T14">1 </text:span><text:span text:style-name="T1">mitsubishi </text:span><text:span text:style-name="T14">ip:80.28.98.191 puerto:53055 comando:1 tiempo:10 seg <text:s/>bornas: 0-263</text:span></text:p>
                </text:list-item>
              </text:list>
            </text:list-item>
            <text:list-item>
              <text:p text:style-name="P104">Modificar tabla escenas</text:p>
            </text:list-item>
            <text:list-item>
              <text:p text:style-name="P104">Crear escenas por planta </text:p>
            </text:list-item>
            <text:list-item>
              <text:p text:style-name="P104">Crear escenas por grupo</text:p>
            </text:list-item>
          </text:list>
        </text:list-item>
        <text:list-item>
          <text:p text:style-name="P104">LOA:</text:p>
        </text:list-item>
      </text:list>
      <text:p text:style-name="P17"/>
      <text:p text:style-name="P17"/>
      <text:p text:style-name="P18">22/11/2022</text:p>
      <text:p text:style-name="P18">SELECT left(scheduled,7),TIME_FORMAT(left(scheduled,7),'%s %i %H') as a,scheduled,modo from tarea;</text:p>
      <text:p text:style-name="P18"/>
      <text:p text:style-name="P18"/>
      <text:p text:style-name="P18"/>
      <text:p text:style-name="P19">24/11/2021</text:p>
      <text:list xml:id="list3943409885" text:style-name="L13">
        <text:list-item>
          <text:p text:style-name="P105">Cestas API escenas planta</text:p>
        </text:list-item>
        <text:list-item>
          <text:p text:style-name="P105">Cestas API escenas grupo</text:p>
        </text:list-item>
        <text:list-item>
          <text:p text:style-name="P106"><text:soft-page-break/>Revisar las funciones de la API de ambientes y rutinas para ver si podemos hacer una para todo (estancia, planta, grupo)</text:p>
        </text:list-item>
        <text:list-item>
          <text:p text:style-name="P51">API</text:p>
          <text:list>
            <text:list-item>
              <text:list>
                <text:list-item>
                  <text:p text:style-name="P51">En librerias _Domo.php</text:p>
                  <text:list>
                    <text:list-item>
                      <text:p text:style-name="P67">Modificado en readScenes, que le llegue y le envie a todas las funciones type_scene</text:p>
                    </text:list-item>
                    <text:list-item>
                      <text:p text:style-name="P63"><text:span text:style-name="T65">Creada la función: </text:span><text:span text:style-name="T61">getGroupScenesEnabled, getFloorScenesEnabled</text:span></text:p>
                    </text:list-item>
                    <text:list-item>
                      <text:p text:style-name="P71"><text:span text:style-name="T61">Eliminada la función activateScene por que no se utiliza, lo hace el trigger: </text:span><text:span text:style-name="T66">trigger_operacion_escena</text:span></text:p>
                    </text:list-item>
                  </text:list>
                </text:list-item>
                <text:list-item>
                  <text:p text:style-name="P64"><text:span text:style-name="T64">E</text:span><text:span text:style-name="T61">n librería _Data.php</text:span></text:p>
                  <text:list>
                    <text:list-item>
                      <text:p text:style-name="P68">Añadido en readFloors la llamada a leer las escenas <text:span text:style-name="T67">y a getFloorScenesEnable</text:span></text:p>
                    </text:list-item>
                    <text:list-item>
                      <text:p text:style-name="P69">Añadido en readGroups la llamada a leer las escenas y getGroupScenesEnable</text:p>
                    </text:list-item>
                  </text:list>
                </text:list-item>
                <text:list-item>
                  <text:p text:style-name="P52">En librerias _Lights.php</text:p>
                  <text:list>
                    <text:list-item>
                      <text:p text:style-name="P55"><text:span text:style-name="T51">Modificado </text:span><text:span text:style-name="T60">las </text:span><text:span text:style-name="T62">readLightsScene </text:span><text:span text:style-name="T63">para que no le llegue la estancia</text:span></text:p>
                    </text:list-item>
                    <text:list-item>
                      <text:p text:style-name="P56">Modificado readScenes para que le llegue el tipo de escena para que lea a nivel de planta, grupo o escena</text:p>
                    </text:list-item>
                  </text:list>
                </text:list-item>
                <text:list-item>
                  <text:p text:style-name="P53">En librería: _Climate.php</text:p>
                  <text:list>
                    <text:list-item>
                      <text:p text:style-name="P139"><text:span text:style-name="T52">Modificado </text:span><text:span text:style-name="T54">las </text:span><text:span text:style-name="T55">read</text:span><text:span text:style-name="T56">Climate</text:span><text:span text:style-name="T55">Scene </text:span><text:span text:style-name="T56">para que no le llegue la estancia</text:span></text:p>
                    </text:list-item>
                    <text:list-item>
                      <text:p text:style-name="P54">Modificado readScenes para que le llegue el tipo de escena para que lea a nivel de planta, grupo o escena</text:p>
                    </text:list-item>
                  </text:list>
                </text:list-item>
                <text:list-item>
                  <text:p text:style-name="P140"><text:span text:style-name="T52">En librería: _</text:span><text:span text:style-name="T53">Iot</text:span><text:span text:style-name="T52">.php</text:span></text:p>
                  <text:list>
                    <text:list-item>
                      <text:p text:style-name="P140"><text:span text:style-name="T52">Modificado </text:span><text:span text:style-name="T54">las </text:span><text:span text:style-name="T57">read</text:span><text:span text:style-name="T58">Iot</text:span><text:span text:style-name="T57">Scene</text:span><text:span text:style-name="T55"> </text:span><text:span text:style-name="T56">para que no le llegue la estancia</text:span></text:p>
                    </text:list-item>
                    <text:list-item>
                      <text:p text:style-name="P54">Modificado readScenes para que le llegue el tipo de escena para que lea a nivel de planta, grupo o escena</text:p>
                    </text:list-item>
                  </text:list>
                </text:list-item>
                <text:list-item>
                  <text:p text:style-name="P53">En librería: _Blinds.php</text:p>
                  <text:list>
                    <text:list-item>
                      <text:p text:style-name="P139"><text:span text:style-name="T52">Modificado </text:span><text:span text:style-name="T54">las </text:span><text:span text:style-name="T55">read</text:span><text:span text:style-name="T56">Blinds</text:span><text:span text:style-name="T55">Scene </text:span><text:span text:style-name="T56">para que no le llegue la estancia</text:span></text:p>
                    </text:list-item>
                    <text:list-item>
                      <text:p text:style-name="P53">Modificado readScenes para que le llegue el tipo de escena para que lea a nivel de planta, grupo o escena</text:p>
                    </text:list-item>
                  </text:list>
                </text:list-item>
                <text:list-item>
                  <text:p text:style-name="P53">En librería: _Louvers.php</text:p>
                  <text:list>
                    <text:list-item>
                      <text:p text:style-name="P139"><text:span text:style-name="T52">Modificado </text:span><text:span text:style-name="T54">las </text:span><text:span text:style-name="T57">readL</text:span><text:span text:style-name="T59">ouver</text:span><text:span text:style-name="T57">sScene</text:span><text:span text:style-name="T55"> </text:span><text:span text:style-name="T56">para que no le llegue la estancia</text:span></text:p>
                    </text:list-item>
                    <text:list-item>
                      <text:p text:style-name="P53">Modificado readScenes para que le llegue el tipo de escena para que lea a nivel de planta, grupo o escena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12201918081609" text:continue-numbering="true" text:style-name="L13">
        <text:list-item>
          <text:p text:style-name="P141"><text:span text:style-name="T17">Añadir a la tabla piscina co</text:span><text:span text:style-name="T18">b</text:span><text:span text:style-name="T17">ertor y luz por que va a tener una luz que no va a estar en la tabla luces</text:span></text:p>
        </text:list-item>
      </text:list>
      <text:p text:style-name="P19"/>
      <text:p text:style-name="P19"/>
      <text:p text:style-name="P22">28/11/2022</text:p>
      <text:list xml:id="list2053231482" text:style-name="L14">
        <text:list-item>
          <text:p text:style-name="P107">Añadir en tabla grupo y planta el tdato estancia</text:p>
        </text:list-item>
        <text:list-item>
          <text:p text:style-name="P107">Revisar las estancias y ver cuales son suceptibles de tener o no escenas, ambientes y/o rutina</text:p>
        </text:list-item>
        <text:list-item>
          <text:p text:style-name="P124">Ver que th es {"trb":"0","rb":"103","terminal":"6"} <text:s/>en trb_rasp_sd <text:span text:style-name="T69">(cadena seguridad) </text:span><text:span text:style-name="T70">entrada comedor sala tv 2 <text:s/>desconexion usos varios</text:span></text:p>
        </text:list-item>
      </text:list>
      <text:p text:style-name="P27"/>
      <text:p text:style-name="P28">30/11/2022</text:p>
      <text:p text:style-name="P28">SOAJS</text:p>
      <text:list xml:id="list2402979012" text:style-name="L15">
        <text:list-item>
          <text:p text:style-name="P126">Modelo schedule</text:p>
          <text:list>
            <text:list-item>
              <text:p text:style-name="P143">readPreviousJob</text:p>
            </text:list-item>
            <text:list-item>
              <text:p text:style-name="P143">readJob</text:p>
            </text:list-item>
            <text:list-item>
              <text:p text:style-name="P143">readJobById</text:p>
            </text:list-item>
            <text:list-item>
              <text:p text:style-name="P143">writeJob</text:p>
            </text:list-item>
            <text:list-item>
              <text:p text:style-name="P143">modifyJob</text:p>
            </text:list-item>
            <text:list-item>
              <text:p text:style-name="P145"/>
            </text:list-item>
          </text:list>
        </text:list-item>
        <text:list-item>
          <text:p text:style-name="P126">servicio schedule</text:p>
          <text:list>
            <text:list-item>
              <text:p text:style-name="P143"><text:soft-page-break/>init</text:p>
              <text:list>
                <text:list-item>
                  <text:p text:style-name="P143">añadido en addArray despues de schedule interval,</text:p>
                </text:list-item>
              </text:list>
            </text:list-item>
            <text:list-item>
              <text:p text:style-name="P143">addArrayJob</text:p>
            </text:list-item>
            <text:list-item>
              <text:p text:style-name="P144">modifyArrayJob</text:p>
            </text:list-item>
            <text:list-item>
              <text:p text:style-name="P144">createJob</text:p>
            </text:list-item>
            <text:list-item>
              <text:p text:style-name="P144">modifyJob</text:p>
            </text:list-item>
          </text:list>
        </text:list-item>
        <text:list-item>
          <text:p text:style-name="P127">a</text:p>
        </text:list-item>
      </text:list>
      <text:p text:style-name="P29"/>
      <text:p text:style-name="P29"/>
      <text:p text:style-name="P29">05/12/2022</text:p>
      <text:p text:style-name="P29">API monjas2</text:p>
      <text:list xml:id="list1019107822" text:style-name="L16">
        <text:list-item>
          <text:p text:style-name="P128">crear readSubgrupo</text:p>
        </text:list-item>
        <text:list-item>
          <text:p text:style-name="P128">crear tabla permisos (id,nemo)</text:p>
        </text:list-item>
        <text:list-item>
          <text:p text:style-name="P128">generar entidades</text:p>
        </text:list-item>
        <text:list-item>
          <text:p text:style-name="P128">añadir en getConfig la llamada a la cesta de ekeeper</text:p>
        </text:list-item>
        <text:list-item>
          <text:p text:style-name="P128">Ver por que las cestas en clima para estancia y para zona son diferentes</text:p>
        </text:list-item>
      </text:list>
      <text:p text:style-name="P29"/>
      <text:p text:style-name="P29"/>
      <text:p text:style-name="P30">20/120/2022</text:p>
      <text:p text:style-name="P30">PENDIENTE EN SOMOSAGUAS1</text:p>
      <text:list xml:id="list3998111650" text:style-name="L17">
        <text:list-item>
          <text:p text:style-name="P129">Modificar en relacion_luces hay una luz (9) que he elegido dos veces un sd en lugar de un dali y un sd</text:p>
        </text:list-item>
        <text:list-item>
          <text:p text:style-name="P129">Modificar en los estores, en relacion_estor estan los casos cambiados por que llegaban los valores al revés para tpse y tpss</text:p>
        </text:list-item>
        <text:list-item>
          <text:p text:style-name="P129">Escenas</text:p>
        </text:list-item>
        <text:list-item>
          <text:p text:style-name="P130"/>
        </text:list-item>
      </text:list>
      <text:p text:style-name="P37"><text:span text:style-name="T15">INCORPORAR SOMOSAGUAS </text:span><text:span text:style-name="T16">23/11/2022</text:span></text:p>
      <text:list xml:id="list1672128128" text:style-name="L18">
        <text:list-item>
          <text:p text:style-name="P57">Ejecutar script de pendiente modificar_somosaguas_18122022.sql</text:p>
        </text:list-item>
        <text:list-item>
          <text:p text:style-name="P57">Programar desde el LOA grupo1 dali piscina exterior</text:p>
        </text:list-item>
        <text:list-item>
          <text:p text:style-name="P57">Ejecutar script pendiente modificar_somosaguas_22112022.sql</text:p>
        </text:list-item>
        <text:list-item>
          <text:p text:style-name="P57">Programar sd cortinas</text:p>
        </text:list-item>
        <text:list-item>
          <text:p text:style-name="P57">Programar ed cortinas</text:p>
        </text:list-item>
        <text:list-item>
          <text:p text:style-name="P108">Ejecutar script que cree las cortinas</text:p>
        </text:list-item>
        <text:list-item>
          <text:p text:style-name="P108">Programar socket cortinas y th_cadena_seguridad cortinas.</text:p>
        </text:list-item>
        <text:list-item>
          <text:p text:style-name="P58">Programar sugar 53061 (piscina exterior)</text:p>
        </text:list-item>
        <text:list-item>
          <text:p text:style-name="P58">Programar cobertor en piscina exterior</text:p>
        </text:list-item>
      </text:list>
      <text:p text:style-name="P21"/>
      <text:p text:style-name="P33"><text:span text:style-name="T19">PENDIENTE INCORPORAR SOMOSAGUAS 2</text:span><text:span text:style-name="T20">8</text:span><text:span text:style-name="T19">/11/2022</text:span></text:p>
      <text:list xml:id="list227708759" text:style-name="L19">
        <text:list-item>
          <text:p text:style-name="P59">Tdatos tabla piscina</text:p>
        </text:list-item>
        <text:list-item>
          <text:p text:style-name="P109">Triggers con la funcionalidad de la piscina</text:p>
        </text:list-item>
        <text:list-item>
          <text:p text:style-name="P109">Domo en señales de la piscina</text:p>
        </text:list-item>
        <text:list-item>
          <text:p text:style-name="P59">Programar depuración</text:p>
        </text:list-item>
        <text:list-item>
          <text:p text:style-name="P109">Domo en señales cuadro eléctrico entradas habitación invitados</text:p>
        </text:list-item>
        <text:list-item>
          <text:p text:style-name="P109">Triggers con la funcionalidad del cuadro el<text:span text:style-name="T68">é</text:span>ctrico</text:p>
        </text:list-item>
        <text:list-item>
          <text:p text:style-name="P125"><text:span text:style-name="T69">(cadena seguridad) </text:span><text:span text:style-name="T70">entrada comedor sala tv 2 <text:s/>desconexión usos varios</text:span></text:p>
        </text:list-item>
        <text:list-item>
          <text:p text:style-name="P110">ver que th est<text:span text:style-name="T68">á</text:span>n inhibido<text:span text:style-name="T68">s</text:span> y por que</text:p>
        </text:list-item>
        <text:list-item>
          <text:p text:style-name="P111">ESCENAS POR PLANTA</text:p>
        </text:list-item>
      </text:list>
      <text:p text:style-name="P23"/>
      <text:p text:style-name="P23"/>
      <text:p text:style-name="P24">MODIFICACIONES SOMOSAGUAS 30/11/2022</text:p>
      <text:list xml:id="list234239801" text:style-name="L20">
        <text:list-item>
          <text:p text:style-name="P112">Añadido tdato descripcion en la tabla automaticos</text:p>
        </text:list-item>
        <text:list-item>
          <text:p text:style-name="P112">Eliminados tdatos hora_inicio, hora_fin a la tabla tarea</text:p>
        </text:list-item>
        <text:list-item>
          <text:p text:style-name="P112">Añadido tdato <text:span text:style-name="T71">tipo </text:span>a la tabla grupo_luces</text:p>
        </text:list-item>
        <text:list-item>
          <text:p text:style-name="P112">Creadas las tablas horario_alumbrado_exterior y modo_grupo_luces</text:p>
        </text:list-item>
      </text:list>
      <text:p text:style-name="P24"/>
      <text:p text:style-name="P25">MODIFICACIONES SOMOSAGUAS 19/12/2022</text:p>
      <text:list xml:id="list3413933642" text:style-name="L21">
        <text:list-item>
          <text:p text:style-name="P113">El color y la intensidad de la piscina interior no funciona</text:p>
          <text:p text:style-name="P147">Resp: no estaban bien las cestas con la ultima actualizacion</text:p>
        </text:list-item>
        <text:list-item>
          <text:p text:style-name="P146"><text:span text:style-name="T21">Luz techo comedor </text:span><text:span text:style-name="T22">alejandro de cocina </text:span><text:span text:style-name="T21">servicio pasa a </text:span><text:span text:style-name="T22">cocina </text:span><text:span text:style-name="T21">Alejandro</text:span></text:p>
          <text:p text:style-name="P65"/>
        </text:list-item>
      </text:list>
      <text:p text:style-name="P35">-- Pasar luz focos techo comedor alejandro de cocina servicio a cocina alejandro</text:p>
      <text:p text:style-name="P35">update luces set codigo_estancia = 17 where id = 88;</text:p>
      <text:p text:style-name="P35">update th_rasp_sd set argumentos = '{"floor":"4","group":"6","room":"17","zone":"88","type":"0","nemo":"0"}' where id = 250;</text:p>
      <text:p text:style-name="P35">update th_rasp_ed set argumentos = '{"floor":"4","group":"6","room":"17","zone":"88","type":"0","nemo":"0"}' where id = 116;</text:p>
      <text:p text:style-name="P35">update th_rasp_dali_s set argumentos = '{"floor":"4","group":"6","room":"17","zone":"88","type":"1","nemo":"0"}' where id = 83;</text:p>
      <text:p text:style-name="P41"/>
      <text:p text:style-name="P35">-- escena apagar 63 -&gt; 64 (operacion 153)</text:p>
      <text:p text:style-name="P35">update relacion_escena_operacion set codigo_escena = 64 where id = 153;</text:p>
      <text:p text:style-name="P34"/>
      <text:p text:style-name="P35">-- escena maxima 72 -&gt; 73 (operacion 165)</text:p>
      <text:p text:style-name="P35">update relacion_escena_operacion set codigo_escena = 73 where id = 165;</text:p>
      <text:p text:style-name="P34"/>
      <text:p text:style-name="P35">-- escena standard 129 -&gt; 130 (operacion 354)</text:p>
      <text:p text:style-name="P35">update relacion_escena_operacion set codigo_escena = 130 where id = 357;</text:p>
      <text:p text:style-name="P34"><text:soft-page-break/></text:p>
      <text:p text:style-name="P35">-- escena eco 141 -&gt; 143 (operacion 355)</text:p>
      <text:p text:style-name="P35">update relacion_escena_operacion set codigo_escena = 143 where id = 358;</text:p>
      <text:p text:style-name="P34"/>
      <text:p text:style-name="P35">-- escena eco 177 -&gt; 179 (operacion 356)</text:p>
      <text:p text:style-name="P35">-- la escena romantic en cocina alejandro no tiene operaciones</text:p>
      <text:p text:style-name="P35">insert into relacion_escena_operacion (codigo_escena,codigo_operacion) values</text:p>
      <text:p text:style-name="P35">(179,342),</text:p>
      <text:p text:style-name="P35">(179,343);</text:p>
      <text:p text:style-name="P34"/>
      <text:p text:style-name="P35">update relacion_escena_operacion set codigo_escena = 179 where id = 359;</text:p>
      <text:list xml:id="list112201284680756" text:continue-numbering="true" text:style-name="L21">
        <text:list-header>
          <text:p text:style-name="P65"/>
        </text:list-header>
        <text:list-item>
          <text:p text:style-name="P131">a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9:34:27.263898251</meta:creation-date>
    <dc:date>2023-01-16T11:22:00.637691445</dc:date>
    <meta:editing-duration>P4DT14H13M43S</meta:editing-duration>
    <meta:editing-cycles>89</meta:editing-cycles>
    <meta:generator>LibreOffice/6.4.7.2$Linux_X86_64 LibreOffice_project/40$Build-2</meta:generator>
    <meta:print-date>2022-11-23T11:14:08.518226839</meta:print-date>
    <meta:document-statistic meta:table-count="0" meta:image-count="0" meta:object-count="0" meta:page-count="9" meta:paragraph-count="270" meta:word-count="2254" meta:character-count="13231" meta:non-whitespace-character-count="11347"/>
  </office:meta>
</office:document-meta>
</file>